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337cm"/>
    </style:style>
    <style:style style:family="table-row" style:name="ro8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7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TL ColHeader" table:number-columns-repeated="4"/>
          <table:covered-table-cell table:style-name="ce38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Zwolle *</text:p>
          </table:table-cell>
          <table:table-cell table:style-name="ce6"/>
          <table:table-cell ns41:value-type="float" table:style-name="TL Data" office:value="2890" office:value-type="float">
            <text:p>2890</text:p>
          </table:table-cell>
          <table:table-cell ns41:value-type="float" table:style-name="TL Data" office:value="3279" office:value-type="float">
            <text:p>3279</text:p>
          </table:table-cell>
          <table:table-cell ns41:value-type="float" table:style-name="TL Data" office:value="5096" office:value-type="float">
            <text:p>5096</text:p>
          </table:table-cell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286" office:value-type="float">
            <text:p>286</text:p>
          </table:table-cell>
          <table:table-cell table:formula="of:=SUM([.E8:.G8])" ns41:value-type="float" table:style-name="TL Data" office:value-type="float" office:value="7933">
            <text:p>7933</text:p>
          </table:table-cell>
          <table:table-cell ns41:value-type="float" table:style-name="TL Data" office:value="5627" office:value-type="float">
            <text:p>5627</text:p>
          </table:table-cell>
          <table:table-cell ns41:value-type="float" table:style-name="TL Data" office:value="2530" office:value-type="float">
            <text:p>2530</text:p>
          </table:table-cell>
          <table:table-cell ns41:value-type="float" table:style-name="TL Data" office:value="860" office:value-type="float">
            <text:p>860</text:p>
          </table:table-cell>
          <table:table-cell table:formula="of:=SUM([.I8:.K8])" ns41:value-type="float" table:style-name="TL Data" office:value-type="float" office:value="9017">
            <text:p>9017</text:p>
          </table:table-cell>
          <table:table-cell table:formula="of:=SUM([.L8];[.H8])" ns41:value-type="float" table:style-name="TL Data" office:value-type="float" office:value="16950">
            <text:p>16950</text:p>
          </table:table-cell>
          <table:table-cell ns41:value-type="float" table:style-name="TL Data" office:value="12244" office:value-type="float">
            <text:p>12244</text:p>
          </table:table-cell>
          <table:table-cell ns41:value-type="float" table:style-name="TL Data" office:value="4171" office:value-type="float">
            <text:p>4171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eventer *</text:p>
          </table:table-cell>
          <table:table-cell table:style-name="ce6"/>
          <table:table-cell ns41:value-type="float" table:style-name="TL Data" office:value="2580" office:value-type="float">
            <text:p>2580</text:p>
          </table:table-cell>
          <table:table-cell ns41:value-type="float" table:style-name="TL Data" office:value="2947" office:value-type="float">
            <text:p>2947</text:p>
          </table:table-cell>
          <table:table-cell ns41:value-type="float" table:style-name="TL Data" office:value="4401" office:value-type="float">
            <text:p>4401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TL Data" office:value="227" office:value-type="float">
            <text:p>227</text:p>
          </table:table-cell>
          <table:table-cell table:formula="of:=SUM([.E9:.G9])" ns41:value-type="float" table:style-name="TL Data" office:value-type="float" office:value="6948">
            <text:p>6948</text:p>
          </table:table-cell>
          <table:table-cell ns41:value-type="float" table:style-name="TL Data" office:value="4402" office:value-type="float">
            <text:p>4402</text:p>
          </table:table-cell>
          <table:table-cell ns41:value-type="float" table:style-name="TL Data" office:value="2355" office:value-type="float">
            <text:p>2355</text:p>
          </table:table-cell>
          <table:table-cell ns41:value-type="float" table:style-name="TL Data" office:value="674" office:value-type="float">
            <text:p>674</text:p>
          </table:table-cell>
          <table:table-cell table:formula="of:=SUM([.I9:.K9])" ns41:value-type="float" table:style-name="TL Data" office:value-type="float" office:value="7431">
            <text:p>7431</text:p>
          </table:table-cell>
          <table:table-cell table:formula="of:=SUM([.L9];[.H9])" ns41:value-type="float" table:style-name="TL Data" office:value-type="float" office:value="14379">
            <text:p>14379</text:p>
          </table:table-cell>
          <table:table-cell ns41:value-type="float" table:style-name="TL Data" office:value="10571" office:value-type="float">
            <text:p>10571</text:p>
          </table:table-cell>
          <table:table-cell ns41:value-type="float" table:style-name="TL Data" office:value="3521" office:value-type="float">
            <text:p>352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ampen</text:p>
          </table:table-cell>
          <table:table-cell table:style-name="ce6"/>
          <table:table-cell ns41:value-type="float" table:style-name="TL Data" office:value="1581" office:value-type="float">
            <text:p>1581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2552" office:value-type="float">
            <text:p>2552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51" office:value-type="float">
            <text:p>151</text:p>
          </table:table-cell>
          <table:table-cell table:formula="of:=SUM([.E10:.G10])" ns41:value-type="float" table:style-name="TL Data" office:value-type="float" office:value="4143">
            <text:p>4143</text:p>
          </table:table-cell>
          <table:table-cell ns41:value-type="float" table:style-name="TL Data" office:value="3010" office:value-type="float">
            <text:p>3010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485" office:value-type="float">
            <text:p>485</text:p>
          </table:table-cell>
          <table:table-cell table:formula="of:=SUM([.I10:.K10])" ns41:value-type="float" table:style-name="TL Data" office:value-type="float" office:value="4929">
            <text:p>4929</text:p>
          </table:table-cell>
          <table:table-cell table:formula="of:=SUM([.L10];[.H10])" ns41:value-type="float" table:style-name="TL Data" office:value-type="float" office:value="9072">
            <text:p>9072</text:p>
          </table:table-cell>
          <table:table-cell ns41:value-type="float" table:style-name="TL Data" office:value="7222" office:value-type="float">
            <text:p>7222</text:p>
          </table:table-cell>
          <table:table-cell ns41:value-type="float" table:style-name="TL Data" office:value="1571" office:value-type="float">
            <text:p>157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"/>
          <table:table-cell table:formula="of:=SUM([.C8:.C10])" ns41:value-type="float" table:style-name="TL Data" office:value-type="float" office:value="7051">
            <text:p>7051</text:p>
          </table:table-cell>
          <table:table-cell table:formula="of:=SUM([.D8:.D10])" ns41:value-type="float" table:style-name="TL Data" office:value-type="float" office:value="8080">
            <text:p>8080</text:p>
          </table:table-cell>
          <table:table-cell table:formula="of:=SUM([.E8:.E10])" ns41:value-type="float" table:style-name="TL Data" office:value-type="float" office:value="12049">
            <text:p>12049</text:p>
          </table:table-cell>
          <table:table-cell table:formula="of:=SUM([.F8:.F10])" ns41:value-type="float" table:style-name="TL Data" office:value-type="float" office:value="6311">
            <text:p>6311</text:p>
          </table:table-cell>
          <table:table-cell table:formula="of:=SUM([.G8:.G10])" ns41:value-type="float" table:style-name="TL Data" office:value-type="float" office:value="664">
            <text:p>664</text:p>
          </table:table-cell>
          <table:table-cell table:formula="of:=SUM([.H8:.H10])" ns41:value-type="float" table:style-name="TL Data" office:value-type="float" office:value="19024">
            <text:p>19024</text:p>
          </table:table-cell>
          <table:table-cell table:formula="of:=SUM([.I8:.I10])" ns41:value-type="float" table:style-name="TL Data" office:value-type="float" office:value="13039">
            <text:p>13039</text:p>
          </table:table-cell>
          <table:table-cell table:formula="of:=SUM([.J8:.J10])" ns41:value-type="float" table:style-name="TL Data" office:value-type="float" office:value="6319">
            <text:p>6319</text:p>
          </table:table-cell>
          <table:table-cell table:formula="of:=SUM([.K8:.K10])" ns41:value-type="float" table:style-name="TL Data" office:value-type="float" office:value="2019">
            <text:p>2019</text:p>
          </table:table-cell>
          <table:table-cell table:formula="of:=SUM([.L8:.L10])" ns41:value-type="float" table:style-name="TL Data" office:value-type="float" office:value="21377">
            <text:p>21377</text:p>
          </table:table-cell>
          <table:table-cell table:formula="of:=SUM([.M8:.M10])" ns41:value-type="float" table:style-name="TL Data" office:value-type="float" office:value="40401">
            <text:p>40401</text:p>
          </table:table-cell>
          <table:table-cell table:formula="of:=SUM([.N8:.N10])" ns41:value-type="float" table:style-name="TL Data" office:value-type="float" office:value="30037">
            <text:p>30037</text:p>
          </table:table-cell>
          <table:table-cell table:formula="of:=SUM([.O8:.O10])" ns41:value-type="float" table:style-name="TL Data" office:value-type="float" office:value="9263">
            <text:p>9263</text:p>
          </table:table-cell>
          <table:table-cell table:formula="of:=SUM([.P8:.P10])" ns41:value-type="float" table:style-name="TL Data" office:value-type="float" office:value="1077">
            <text:p>1077</text:p>
          </table:table-cell>
          <table:table-cell table:formula="of:=SUM([.Q8:.Q10])" ns41:value-type="float" table:style-name="TL Data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Hieronder begrepen het garnizoen, bedragende 388 zielen.</text:p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5">
          <table:table-cell ns41:value-type="string" table:style-name="TL Metadata" office:value-type="string">
            <text:p>2.Hieronder begrepen het garnizoen, bedragende 372 zielen.</text:p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/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15"/>
          <table:table-cell table:number-columns-repeated="1023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7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TL ColHeader" table:number-columns-repeated="4"/>
          <table:covered-table-cell table:style-name="ce38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lmelo (stad)</text:p>
          </table:table-cell>
          <table:table-cell table:style-name="ce6"/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7" office:value-type="float">
            <text:p>57</text:p>
          </table:table-cell>
          <table:table-cell table:formula="of:=SUM([.E8:.G8])" ns41:value-type="float" table:style-name="TL Data" office:value-type="float" office:value="1524">
            <text:p>1524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56" office:value-type="float">
            <text:p>156</text:p>
          </table:table-cell>
          <table:table-cell table:formula="of:=SUM([.I8:.K8])" ns41:value-type="float" table:style-name="TL Data" office:value-type="float" office:value="1714">
            <text:p>1714</text:p>
          </table:table-cell>
          <table:table-cell table:formula="of:=SUM([.L8];[.H8])" ns41:value-type="float" table:style-name="TL Data" office:value-type="float" office:value="3238">
            <text:p>3238</text:p>
          </table:table-cell>
          <table:table-cell ns41:value-type="float" table:style-name="TL Data" office:value="2626" office:value-type="float">
            <text:p>2626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lmelo (ambt)</text:p>
          </table:table-cell>
          <table:table-cell table:style-name="ce6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57" office:value-type="float">
            <text:p>57</text:p>
          </table:table-cell>
          <table:table-cell table:formula="of:=SUM([.E9:.G9])" ns41:value-type="float" table:style-name="TL Data" office:value-type="float" office:value="1412">
            <text:p>1412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85" office:value-type="float">
            <text:p>85</text:p>
          </table:table-cell>
          <table:table-cell table:formula="of:=SUM([.I9:.K9])" ns41:value-type="float" table:style-name="TL Data" office:value-type="float" office:value="1347">
            <text:p>1347</text:p>
          </table:table-cell>
          <table:table-cell table:formula="of:=SUM([.L9];[.H9])" ns41:value-type="float" table:style-name="TL Data" office:value-type="float" office:value="2759">
            <text:p>2759</text:p>
          </table:table-cell>
          <table:table-cell ns41:value-type="float" table:style-name="TL Data" office:value="2188" office:value-type="float">
            <text:p>2188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vereest</text:p>
          </table:table-cell>
          <table:table-cell table:style-name="ce6"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51" office:value-type="float">
            <text:p>51</text:p>
          </table:table-cell>
          <table:table-cell table:formula="of:=SUM([.E10:.G10])" ns41:value-type="float" table:style-name="TL Data" office:value-type="float" office:value="1932">
            <text:p>1932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83" office:value-type="float">
            <text:p>83</text:p>
          </table:table-cell>
          <table:table-cell table:formula="of:=SUM([.I10:.K10])" ns41:value-type="float" table:style-name="TL Data" office:value-type="float" office:value="1849">
            <text:p>1849</text:p>
          </table:table-cell>
          <table:table-cell table:formula="of:=SUM([.L10];[.H10])" ns41:value-type="float" table:style-name="TL Data" office:value-type="float" office:value="3781">
            <text:p>3781</text:p>
          </table:table-cell>
          <table:table-cell ns41:value-type="float" table:style-name="TL Data" office:value="3204" office:value-type="float">
            <text:p>3204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athmen</text:p>
          </table:table-cell>
          <table:table-cell table:style-name="ce6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3" office:value-type="float">
            <text:p>33</text:p>
          </table:table-cell>
          <table:table-cell table:formula="of:=SUM([.E11:.G11])" ns41:value-type="float" table:style-name="TL Data" office:value-type="float" office:value="768">
            <text:p>768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11:.K11])" ns41:value-type="float" table:style-name="TL Data" office:value-type="float" office:value="739">
            <text:p>739</text:p>
          </table:table-cell>
          <table:table-cell table:formula="of:=SUM([.L11];[.H11])" ns41:value-type="float" table:style-name="TL Data" office:value-type="float" office:value="1507">
            <text:p>1507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lankenham</text:p>
          </table:table-cell>
          <table:table-cell table:style-name="ce6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formula="of:=SUM([.E12:.G12])" ns41:value-type="float" table:style-name="TL Data" office:value-type="float" office:value="141">
            <text:p>14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" office:value-type="float">
            <text:p>7</text:p>
          </table:table-cell>
          <table:table-cell table:formula="of:=SUM([.I12:.K12])" ns41:value-type="float" table:style-name="TL Data" office:value-type="float" office:value="141">
            <text:p>141</text:p>
          </table:table-cell>
          <table:table-cell table:formula="of:=SUM([.L12];[.H12])" ns41:value-type="float" table:style-name="TL Data" office:value-type="float" office:value="282">
            <text:p>28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lokzijl</text:p>
          </table:table-cell>
          <table:table-cell table:style-name="ce6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13:.G13])" ns41:value-type="float" table:style-name="TL Data" office:value-type="float" office:value="803">
            <text:p>80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0" office:value-type="float">
            <text:p>70</text:p>
          </table:table-cell>
          <table:table-cell table:formula="of:=SUM([.I13:.K13])" ns41:value-type="float" table:style-name="TL Data" office:value-type="float" office:value="863">
            <text:p>863</text:p>
          </table:table-cell>
          <table:table-cell table:formula="of:=SUM([.L13];[.H13])" ns41:value-type="float" table:style-name="TL Data" office:value-type="float" office:value="1666">
            <text:p>1666</text:p>
          </table:table-cell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orne</text:p>
          </table:table-cell>
          <table:table-cell table:style-name="ce6"/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75" office:value-type="float">
            <text:p>75</text:p>
          </table:table-cell>
          <table:table-cell table:formula="of:=SUM([.E14:.G14])" ns41:value-type="float" table:style-name="TL Data" office:value-type="float" office:value="1673">
            <text:p>1673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17" office:value-type="float">
            <text:p>117</text:p>
          </table:table-cell>
          <table:table-cell table:formula="of:=SUM([.I14:.K14])" ns41:value-type="float" table:style-name="TL Data" office:value-type="float" office:value="1650">
            <text:p>1650</text:p>
          </table:table-cell>
          <table:table-cell table:formula="of:=SUM([.L14];[.H14])" ns41:value-type="float" table:style-name="TL Data" office:value-type="float" office:value="3323">
            <text:p>3323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2414" office:value-type="float">
            <text:p>24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 table:style-name="ce6"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E15:.G15])" ns41:value-type="float" table:style-name="TL Data" office:value-type="float" office:value="2325">
            <text:p>2325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65" office:value-type="float">
            <text:p>165</text:p>
          </table:table-cell>
          <table:table-cell table:formula="of:=SUM([.I15:.K15])" ns41:value-type="float" table:style-name="TL Data" office:value-type="float" office:value="2209">
            <text:p>2209</text:p>
          </table:table-cell>
          <table:table-cell table:formula="of:=SUM([.L15];[.H15])" ns41:value-type="float" table:style-name="TL Data" office:value-type="float" office:value="4534">
            <text:p>4534</text:p>
          </table:table-cell>
          <table:table-cell ns41:value-type="float" table:style-name="TL Data" office:value="3107" office:value-type="float">
            <text:p>3107</text:p>
          </table:table-cell>
          <table:table-cell ns41:value-type="float" table:style-name="TL Data" office:value="1400" office:value-type="float">
            <text:p>140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elden (stad)</text:p>
          </table:table-cell>
          <table:table-cell table:style-name="ce6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6" office:value-type="float">
            <text:p>46</text:p>
          </table:table-cell>
          <table:table-cell table:formula="of:=SUM([.E16:.G16])" ns41:value-type="float" table:style-name="TL Data" office:value-type="float" office:value="749">
            <text:p>74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16:.K16])" ns41:value-type="float" table:style-name="TL Data" office:value-type="float" office:value="746">
            <text:p>746</text:p>
          </table:table-cell>
          <table:table-cell table:formula="of:=SUM([.L16];[.H16])" ns41:value-type="float" table:style-name="TL Data" office:value-type="float" office:value="1495">
            <text:p>1495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elden (ambt)</text:p>
          </table:table-cell>
          <table:table-cell table:style-name="ce6"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62" office:value-type="float">
            <text:p>62</text:p>
          </table:table-cell>
          <table:table-cell table:formula="of:=SUM([.E17:.G17])" ns41:value-type="float" table:style-name="TL Data" office:value-type="float" office:value="1580">
            <text:p>1580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83" office:value-type="float">
            <text:p>83</text:p>
          </table:table-cell>
          <table:table-cell table:formula="of:=SUM([.I17:.K17])" ns41:value-type="float" table:style-name="TL Data" office:value-type="float" office:value="1476">
            <text:p>1476</text:p>
          </table:table-cell>
          <table:table-cell table:formula="of:=SUM([.L17];[.H17])" ns41:value-type="float" table:style-name="TL Data" office:value-type="float" office:value="3056">
            <text:p>3056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963" office:value-type="float">
            <text:p>1963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enekamp</text:p>
          </table:table-cell>
          <table:table-cell table:style-name="ce6"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77" office:value-type="float">
            <text:p>77</text:p>
          </table:table-cell>
          <table:table-cell table:formula="of:=SUM([.E18:.G18])" ns41:value-type="float" table:style-name="TL Data" office:value-type="float" office:value="2059">
            <text:p>2059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39" office:value-type="float">
            <text:p>139</text:p>
          </table:table-cell>
          <table:table-cell table:formula="of:=SUM([.I18:.K18])" ns41:value-type="float" table:style-name="TL Data" office:value-type="float" office:value="2009">
            <text:p>2009</text:p>
          </table:table-cell>
          <table:table-cell table:formula="of:=SUM([.L18];[.H18])" ns41:value-type="float" table:style-name="TL Data" office:value-type="float" office:value="4068">
            <text:p>406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3497" office:value-type="float">
            <text:p>349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iepenheim (stad)</text:p>
          </table:table-cell>
          <table:table-cell table:style-name="ce6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19:.G19])" ns41:value-type="float" table:style-name="TL Data" office:value-type="float" office:value="706">
            <text:p>70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19:.K19])" ns41:value-type="float" table:style-name="TL Data" office:value-type="float" office:value="683">
            <text:p>683</text:p>
          </table:table-cell>
          <table:table-cell table:formula="of:=SUM([.L19];[.H19])" ns41:value-type="float" table:style-name="TL Data" office:value-type="float" office:value="1389">
            <text:p>1389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iepenveen</text:p>
          </table:table-cell>
          <table:table-cell table:style-name="ce6"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20:.G20])" ns41:value-type="float" table:style-name="TL Data" office:value-type="float" office:value="1547">
            <text:p>1547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87" office:value-type="float">
            <text:p>87</text:p>
          </table:table-cell>
          <table:table-cell table:formula="of:=SUM([.I20:.K20])" ns41:value-type="float" table:style-name="TL Data" office:value-type="float" office:value="1400">
            <text:p>1400</text:p>
          </table:table-cell>
          <table:table-cell table:formula="of:=SUM([.L20];[.H20])" ns41:value-type="float" table:style-name="TL Data" office:value-type="float" office:value="2947">
            <text:p>2947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1393" office:value-type="float">
            <text:p>139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Enschede (stad)</text:p>
          </table:table-cell>
          <table:table-cell table:style-name="ce6"/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64" office:value-type="float">
            <text:p>64</text:p>
          </table:table-cell>
          <table:table-cell table:formula="of:=SUM([.E21:.G21])" ns41:value-type="float" table:style-name="TL Data" office:value-type="float" office:value="1823">
            <text:p>1823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27" office:value-type="float">
            <text:p>127</text:p>
          </table:table-cell>
          <table:table-cell table:formula="of:=SUM([.I21:.K21])" ns41:value-type="float" table:style-name="TL Data" office:value-type="float" office:value="1898">
            <text:p>1898</text:p>
          </table:table-cell>
          <table:table-cell table:formula="of:=SUM([.L21];[.H21])" ns41:value-type="float" table:style-name="TL Data" office:value-type="float" office:value="3721">
            <text:p>3721</text:p>
          </table:table-cell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enemuiden (stad)</text:p>
          </table:table-cell>
          <table:table-cell table:style-name="ce6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9" office:value-type="float">
            <text:p>49</text:p>
          </table:table-cell>
          <table:table-cell table:formula="of:=SUM([.E22:.G22])" ns41:value-type="float" table:style-name="TL Data" office:value-type="float" office:value="870">
            <text:p>87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74" office:value-type="float">
            <text:p>74</text:p>
          </table:table-cell>
          <table:table-cell table:formula="of:=SUM([.I22:.K22])" ns41:value-type="float" table:style-name="TL Data" office:value-type="float" office:value="849">
            <text:p>849</text:p>
          </table:table-cell>
          <table:table-cell table:formula="of:=SUM([.L22];[.H22])" ns41:value-type="float" table:style-name="TL Data" office:value-type="float" office:value="1719">
            <text:p>1719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iethoorn</text:p>
          </table:table-cell>
          <table:table-cell table:style-name="ce6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23:.G23])" ns41:value-type="float" table:style-name="TL Data" office:value-type="float" office:value="835">
            <text:p>83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23:.K23])" ns41:value-type="float" table:style-name="TL Data" office:value-type="float" office:value="735">
            <text:p>735</text:p>
          </table:table-cell>
          <table:table-cell table:formula="of:=SUM([.L23];[.H23])" ns41:value-type="float" table:style-name="TL Data" office:value-type="float" office:value="1570">
            <text:p>1570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oor (stad)</text:p>
          </table:table-cell>
          <table:table-cell table:style-name="ce6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24:.G24])" ns41:value-type="float" table:style-name="TL Data" office:value-type="float" office:value="777">
            <text:p>777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1" office:value-type="float">
            <text:p>71</text:p>
          </table:table-cell>
          <table:table-cell table:formula="of:=SUM([.I24:.K24])" ns41:value-type="float" table:style-name="TL Data" office:value-type="float" office:value="850">
            <text:p>850</text:p>
          </table:table-cell>
          <table:table-cell table:formula="of:=SUM([.L24];[.H24])" ns41:value-type="float" table:style-name="TL Data" office:value-type="float" office:value="1627">
            <text:p>1627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rafhorst (stad)</text:p>
          </table:table-cell>
          <table:table-cell table:style-name="ce6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formula="of:=SUM([.E25:.G25])" ns41:value-type="float" table:style-name="TL Data" office:value-type="float" office:value="178">
            <text:p>17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25:.K25])" ns41:value-type="float" table:style-name="TL Data" office:value-type="float" office:value="210">
            <text:p>210</text:p>
          </table:table-cell>
          <table:table-cell table:formula="of:=SUM([.L25];[.H25])" ns41:value-type="float" table:style-name="TL Data" office:value-type="float" office:value="388">
            <text:p>388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ramsbergen (stad)</text:p>
          </table:table-cell>
          <table:table-cell table:style-name="ce6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26:.G26])" ns41:value-type="float" table:style-name="TL Data" office:value-type="float" office:value="821">
            <text:p>821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26:.K26])" ns41:value-type="float" table:style-name="TL Data" office:value-type="float" office:value="827">
            <text:p>827</text:p>
          </table:table-cell>
          <table:table-cell table:formula="of:=SUM([.L26];[.H26])" ns41:value-type="float" table:style-name="TL Data" office:value-type="float" office:value="1648">
            <text:p>1648</text:p>
          </table:table-cell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aksbergen</text:p>
          </table:table-cell>
          <table:table-cell table:style-name="ce6"/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E27:.G27])" ns41:value-type="float" table:style-name="TL Data" office:value-type="float" office:value="2333">
            <text:p>2333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80" office:value-type="float">
            <text:p>180</text:p>
          </table:table-cell>
          <table:table-cell table:formula="of:=SUM([.I27:.K27])" ns41:value-type="float" table:style-name="TL Data" office:value-type="float" office:value="2185">
            <text:p>2185</text:p>
          </table:table-cell>
          <table:table-cell table:formula="of:=SUM([.L27];[.H27])" ns41:value-type="float" table:style-name="TL Data" office:value-type="float" office:value="4518">
            <text:p>4518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3476" office:value-type="float">
            <text:p>34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m (den)</text:p>
          </table:table-cell>
          <table:table-cell table:style-name="ce6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70" office:value-type="float">
            <text:p>70</text:p>
          </table:table-cell>
          <table:table-cell table:formula="of:=SUM([.E28:.G28])" ns41:value-type="float" table:style-name="TL Data" office:value-type="float" office:value="1089">
            <text:p>1089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98" office:value-type="float">
            <text:p>98</text:p>
          </table:table-cell>
          <table:table-cell table:formula="of:=SUM([.I28:.K28])" ns41:value-type="float" table:style-name="TL Data" office:value-type="float" office:value="1062">
            <text:p>1062</text:p>
          </table:table-cell>
          <table:table-cell table:formula="of:=SUM([.L28];[.H28])" ns41:value-type="float" table:style-name="TL Data" office:value-type="float" office:value="2151">
            <text:p>2151</text:p>
          </table:table-cell>
          <table:table-cell ns41:value-type="float" table:style-name="TL Data" office:value="2145" office:value-type="float">
            <text:p>214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rdenberg (stad)</text:p>
          </table:table-cell>
          <table:table-cell table:style-name="ce6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29:.G29])" ns41:value-type="float" table:style-name="TL Data" office:value-type="float" office:value="455">
            <text:p>45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6" office:value-type="float">
            <text:p>36</text:p>
          </table:table-cell>
          <table:table-cell table:formula="of:=SUM([.I29:.K29])" ns41:value-type="float" table:style-name="TL Data" office:value-type="float" office:value="455">
            <text:p>455</text:p>
          </table:table-cell>
          <table:table-cell table:formula="of:=SUM([.L29];[.H29])" ns41:value-type="float" table:style-name="TL Data" office:value-type="float" office:value="910">
            <text:p>910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rdenberg (ambt)</text:p>
          </table:table-cell>
          <table:table-cell table:style-name="ce6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2" office:value-type="float">
            <text:p>52</text:p>
          </table:table-cell>
          <table:table-cell table:formula="of:=SUM([.E30:.G30])" ns41:value-type="float" table:style-name="TL Data" office:value-type="float" office:value="1746">
            <text:p>1746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76" office:value-type="float">
            <text:p>76</text:p>
          </table:table-cell>
          <table:table-cell table:formula="of:=SUM([.I30:.K30])" ns41:value-type="float" table:style-name="TL Data" office:value-type="float" office:value="1567">
            <text:p>1567</text:p>
          </table:table-cell>
          <table:table-cell table:formula="of:=SUM([.L30];[.H30])" ns41:value-type="float" table:style-name="TL Data" office:value-type="float" office:value="3313">
            <text:p>3313</text:p>
          </table:table-cell>
          <table:table-cell ns41:value-type="float" table:style-name="TL Data" office:value="2824" office:value-type="float">
            <text:p>282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sselt (stad)</text:p>
          </table:table-cell>
          <table:table-cell table:style-name="ce6"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31:.G31])" ns41:value-type="float" table:style-name="TL Data" office:value-type="float" office:value="953">
            <text:p>953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94" office:value-type="float">
            <text:p>94</text:p>
          </table:table-cell>
          <table:table-cell table:formula="of:=SUM([.I31:.K31])" ns41:value-type="float" table:style-name="TL Data" office:value-type="float" office:value="918">
            <text:p>918</text:p>
          </table:table-cell>
          <table:table-cell table:formula="of:=SUM([.L31];[.H31])" ns41:value-type="float" table:style-name="TL Data" office:value-type="float" office:value="1871">
            <text:p>1871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ino</text:p>
          </table:table-cell>
          <table:table-cell table:style-name="ce6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32:.G32])" ns41:value-type="float" table:style-name="TL Data" office:value-type="float" office:value="872">
            <text:p>872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0" office:value-type="float">
            <text:p>70</text:p>
          </table:table-cell>
          <table:table-cell table:formula="of:=SUM([.I32:.K32])" ns41:value-type="float" table:style-name="TL Data" office:value-type="float" office:value="799">
            <text:p>799</text:p>
          </table:table-cell>
          <table:table-cell table:formula="of:=SUM([.L32];[.H32])" ns41:value-type="float" table:style-name="TL Data" office:value-type="float" office:value="1671">
            <text:p>1671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14" office:value-type="float">
            <text:p>81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llendoorn</text:p>
          </table:table-cell>
          <table:table-cell table:style-name="ce6"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75" office:value-type="float">
            <text:p>75</text:p>
          </table:table-cell>
          <table:table-cell table:formula="of:=SUM([.E33:.G33])" ns41:value-type="float" table:style-name="TL Data" office:value-type="float" office:value="1795">
            <text:p>1795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I33:.K33])" ns41:value-type="float" table:style-name="TL Data" office:value-type="float" office:value="1776">
            <text:p>1776</text:p>
          </table:table-cell>
          <table:table-cell table:formula="of:=SUM([.L33];[.H33])" ns41:value-type="float" table:style-name="TL Data" office:value-type="float" office:value="3571">
            <text:p>3571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ngelo </text:p>
          </table:table-cell>
          <table:table-cell table:style-name="ce6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90" office:value-type="float">
            <text:p>90</text:p>
          </table:table-cell>
          <table:table-cell table:formula="of:=SUM([.E34:.G34])" ns41:value-type="float" table:style-name="TL Data" office:value-type="float" office:value="1763">
            <text:p>1763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53" office:value-type="float">
            <text:p>153</text:p>
          </table:table-cell>
          <table:table-cell table:formula="of:=SUM([.I34:.K34])" ns41:value-type="float" table:style-name="TL Data" office:value-type="float" office:value="1798">
            <text:p>1798</text:p>
          </table:table-cell>
          <table:table-cell table:formula="of:=SUM([.L34];[.H34])" ns41:value-type="float" table:style-name="TL Data" office:value-type="float" office:value="3561">
            <text:p>3561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1977" office:value-type="float">
            <text:p>1977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olten</text:p>
          </table:table-cell>
          <table:table-cell table:style-name="ce6"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35:.G35])" ns41:value-type="float" table:style-name="TL Data" office:value-type="float" office:value="1357">
            <text:p>1357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81" office:value-type="float">
            <text:p>81</text:p>
          </table:table-cell>
          <table:table-cell table:formula="of:=SUM([.I35:.K35])" ns41:value-type="float" table:style-name="TL Data" office:value-type="float" office:value="1262">
            <text:p>1262</text:p>
          </table:table-cell>
          <table:table-cell table:formula="of:=SUM([.L35];[.H35])" ns41:value-type="float" table:style-name="TL Data" office:value-type="float" office:value="2619">
            <text:p>2619</text:p>
          </table:table-cell>
          <table:table-cell ns41:value-type="float" table:style-name="TL Data" office:value="2486" office:value-type="float">
            <text:p>248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amperveen</text:p>
          </table:table-cell>
          <table:table-cell table:style-name="ce6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36:.G36])" ns41:value-type="float" table:style-name="TL Data" office:value-type="float" office:value="254">
            <text:p>25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36:.K36])" ns41:value-type="float" table:style-name="TL Data" office:value-type="float" office:value="245">
            <text:p>245</text:p>
          </table:table-cell>
          <table:table-cell table:formula="of:=SUM([.L36];[.H36])" ns41:value-type="float" table:style-name="TL Data" office:value-type="float" office:value="499">
            <text:p>499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Kuinre</text:p>
          </table:table-cell>
          <table:table-cell table:style-name="ce6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37:.G37])" ns41:value-type="float" table:style-name="TL Data" office:value-type="float" office:value="437">
            <text:p>43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37:.K37])" ns41:value-type="float" table:style-name="TL Data" office:value-type="float" office:value="433">
            <text:p>433</text:p>
          </table:table-cell>
          <table:table-cell table:formula="of:=SUM([.L37];[.H37])" ns41:value-type="float" table:style-name="TL Data" office:value-type="float" office:value="870">
            <text:p>870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onneker</text:p>
          </table:table-cell>
          <table:table-cell table:style-name="ce6"/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2430" office:value-type="float">
            <text:p>2430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160" office:value-type="float">
            <text:p>160</text:p>
          </table:table-cell>
          <table:table-cell table:formula="of:=SUM([.E38:.G38])" ns41:value-type="float" table:style-name="TL Data" office:value-type="float" office:value="3758">
            <text:p>3758</text:p>
          </table:table-cell>
          <table:table-cell ns41:value-type="float" table:style-name="TL Data" office:value="2188" office:value-type="float">
            <text:p>2188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221" office:value-type="float">
            <text:p>221</text:p>
          </table:table-cell>
          <table:table-cell table:formula="of:=SUM([.I38:.K38])" ns41:value-type="float" table:style-name="TL Data" office:value-type="float" office:value="3549">
            <text:p>3549</text:p>
          </table:table-cell>
          <table:table-cell table:formula="of:=SUM([.L38];[.H38])" ns41:value-type="float" table:style-name="TL Data" office:value-type="float" office:value="7307">
            <text:p>7307</text:p>
          </table:table-cell>
          <table:table-cell ns41:value-type="float" table:style-name="TL Data" office:value="4970" office:value-type="float">
            <text:p>4970</text:p>
          </table:table-cell>
          <table:table-cell ns41:value-type="float" table:style-name="TL Data" office:value="2329" office:value-type="float">
            <text:p>23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osser</text:p>
          </table:table-cell>
          <table:table-cell table:style-name="ce6"/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82" office:value-type="float">
            <text:p>82</text:p>
          </table:table-cell>
          <table:table-cell table:formula="of:=SUM([.E39:.G39])" ns41:value-type="float" table:style-name="TL Data" office:value-type="float" office:value="2299">
            <text:p>2299</text:p>
          </table:table-cell>
          <table:table-cell ns41:value-type="float" table:style-name="TL Data" office:value="1392" office:value-type="float">
            <text:p>1392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147" office:value-type="float">
            <text:p>147</text:p>
          </table:table-cell>
          <table:table-cell table:formula="of:=SUM([.I39:.K39])" ns41:value-type="float" table:style-name="TL Data" office:value-type="float" office:value="2240">
            <text:p>2240</text:p>
          </table:table-cell>
          <table:table-cell table:formula="of:=SUM([.L39];[.H39])" ns41:value-type="float" table:style-name="TL Data" office:value-type="float" office:value="4539">
            <text:p>453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254" office:value-type="float">
            <text:p>425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arkelo</text:p>
          </table:table-cell>
          <table:table-cell table:style-name="ce6"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80" office:value-type="float">
            <text:p>80</text:p>
          </table:table-cell>
          <table:table-cell table:formula="of:=SUM([.E40:.G40])" ns41:value-type="float" table:style-name="TL Data" office:value-type="float" office:value="1733">
            <text:p>1733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120" office:value-type="float">
            <text:p>120</text:p>
          </table:table-cell>
          <table:table-cell table:formula="of:=SUM([.I40:.K40])" ns41:value-type="float" table:style-name="TL Data" office:value-type="float" office:value="1566">
            <text:p>1566</text:p>
          </table:table-cell>
          <table:table-cell table:formula="of:=SUM([.L40];[.H40])" ns41:value-type="float" table:style-name="TL Data" office:value-type="float" office:value="3299">
            <text:p>3299</text:p>
          </table:table-cell>
          <table:table-cell ns41:value-type="float" table:style-name="TL Data" office:value="3008" office:value-type="float">
            <text:p>300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Nieuw Leusen</text:p>
          </table:table-cell>
          <table:table-cell table:style-name="ce6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41:.G41])" ns41:value-type="float" table:style-name="TL Data" office:value-type="float" office:value="898">
            <text:p>89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41:.K41])" ns41:value-type="float" table:style-name="TL Data" office:value-type="float" office:value="805">
            <text:p>805</text:p>
          </table:table-cell>
          <table:table-cell table:formula="of:=SUM([.L41];[.H41])" ns41:value-type="float" table:style-name="TL Data" office:value-type="float" office:value="1703">
            <text:p>1703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ldemarkt</text:p>
          </table:table-cell>
          <table:table-cell table:style-name="ce6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9" office:value-type="float">
            <text:p>39</text:p>
          </table:table-cell>
          <table:table-cell table:formula="of:=SUM([.E42:.G42])" ns41:value-type="float" table:style-name="TL Data" office:value-type="float" office:value="965">
            <text:p>96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81" office:value-type="float">
            <text:p>81</text:p>
          </table:table-cell>
          <table:table-cell table:formula="of:=SUM([.I42:.K42])" ns41:value-type="float" table:style-name="TL Data" office:value-type="float" office:value="1018">
            <text:p>1018</text:p>
          </table:table-cell>
          <table:table-cell table:formula="of:=SUM([.L42];[.H42])" ns41:value-type="float" table:style-name="TL Data" office:value-type="float" office:value="1983">
            <text:p>1983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ldenzaal (stad)</text:p>
          </table:table-cell>
          <table:table-cell table:style-name="ce6"/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43:.G43])" ns41:value-type="float" table:style-name="TL Data" office:value-type="float" office:value="1379">
            <text:p>1379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40" office:value-type="float">
            <text:p>140</text:p>
          </table:table-cell>
          <table:table-cell table:formula="of:=SUM([.I43:.K43])" ns41:value-type="float" table:style-name="TL Data" office:value-type="float" office:value="1483">
            <text:p>1483</text:p>
          </table:table-cell>
          <table:table-cell table:formula="of:=SUM([.L43];[.H43])" ns41:value-type="float" table:style-name="TL Data" office:value-type="float" office:value="2862">
            <text:p>286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290" office:value-type="float">
            <text:p>229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lst</text:p>
          </table:table-cell>
          <table:table-cell table:style-name="ce6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63" office:value-type="float">
            <text:p>63</text:p>
          </table:table-cell>
          <table:table-cell table:formula="of:=SUM([.E44:.G44])" ns41:value-type="float" table:style-name="TL Data" office:value-type="float" office:value="1765">
            <text:p>1765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I44:.K44])" ns41:value-type="float" table:style-name="TL Data" office:value-type="float" office:value="1705">
            <text:p>1705</text:p>
          </table:table-cell>
          <table:table-cell table:formula="of:=SUM([.L44];[.H44])" ns41:value-type="float" table:style-name="TL Data" office:value-type="float" office:value="3470">
            <text:p>3470</text:p>
          </table:table-cell>
          <table:table-cell ns41:value-type="float" table:style-name="TL Data" office:value="2336" office:value-type="float">
            <text:p>2336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mmen (stad)</text:p>
          </table:table-cell>
          <table:table-cell table:style-name="ce6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E45:.G45])" ns41:value-type="float" table:style-name="TL Data" office:value-type="float" office:value="1480">
            <text:p>148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00" office:value-type="float">
            <text:p>100</text:p>
          </table:table-cell>
          <table:table-cell table:formula="of:=SUM([.I45:.K45])" ns41:value-type="float" table:style-name="TL Data" office:value-type="float" office:value="1096">
            <text:p>1096</text:p>
          </table:table-cell>
          <table:table-cell table:formula="of:=SUM([.L45];[.H45])" ns41:value-type="float" table:style-name="TL Data" office:value-type="float" office:value="2576">
            <text:p>2576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mmen (ambt)</text:p>
          </table:table-cell>
          <table:table-cell table:style-name="ce6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6" office:value-type="float">
            <text:p>46</text:p>
          </table:table-cell>
          <table:table-cell table:formula="of:=SUM([.E46:.G46])" ns41:value-type="float" table:style-name="TL Data" office:value-type="float" office:value="1060">
            <text:p>1060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60" office:value-type="float">
            <text:p>60</text:p>
          </table:table-cell>
          <table:table-cell table:formula="of:=SUM([.I46:.K46])" ns41:value-type="float" table:style-name="TL Data" office:value-type="float" office:value="1006">
            <text:p>1006</text:p>
          </table:table-cell>
          <table:table-cell table:formula="of:=SUM([.L46];[.H46])" ns41:value-type="float" table:style-name="TL Data" office:value-type="float" office:value="2066">
            <text:p>2066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otmarssum (stad)</text:p>
          </table:table-cell>
          <table:table-cell table:style-name="ce6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47:.G47])" ns41:value-type="float" table:style-name="TL Data" office:value-type="float" office:value="705">
            <text:p>705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9" office:value-type="float">
            <text:p>59</text:p>
          </table:table-cell>
          <table:table-cell table:formula="of:=SUM([.I47:.K47])" ns41:value-type="float" table:style-name="TL Data" office:value-type="float" office:value="769">
            <text:p>769</text:p>
          </table:table-cell>
          <table:table-cell table:formula="of:=SUM([.L47];[.H47])" ns41:value-type="float" table:style-name="TL Data" office:value-type="float" office:value="1474">
            <text:p>147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aalte </text:p>
          </table:table-cell>
          <table:table-cell table:style-name="ce6"/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95" office:value-type="float">
            <text:p>95</text:p>
          </table:table-cell>
          <table:table-cell table:formula="of:=SUM([.E48:.G48])" ns41:value-type="float" table:style-name="TL Data" office:value-type="float" office:value="2549">
            <text:p>2549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78" office:value-type="float">
            <text:p>178</text:p>
          </table:table-cell>
          <table:table-cell table:formula="of:=SUM([.I48:.K48])" ns41:value-type="float" table:style-name="TL Data" office:value-type="float" office:value="2456">
            <text:p>2456</text:p>
          </table:table-cell>
          <table:table-cell table:formula="of:=SUM([.L48];[.H48])" ns41:value-type="float" table:style-name="TL Data" office:value-type="float" office:value="5005">
            <text:p>5005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3381" office:value-type="float">
            <text:p>338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ijssen (stad)</text:p>
          </table:table-cell>
          <table:table-cell table:style-name="ce6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81" office:value-type="float">
            <text:p>81</text:p>
          </table:table-cell>
          <table:table-cell table:formula="of:=SUM([.E49:.G49])" ns41:value-type="float" table:style-name="TL Data" office:value-type="float" office:value="1409">
            <text:p>1409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8" office:value-type="float">
            <text:p>78</text:p>
          </table:table-cell>
          <table:table-cell table:formula="of:=SUM([.I49:.K49])" ns41:value-type="float" table:style-name="TL Data" office:value-type="float" office:value="1282">
            <text:p>1282</text:p>
          </table:table-cell>
          <table:table-cell table:formula="of:=SUM([.L49];[.H49])" ns41:value-type="float" table:style-name="TL Data" office:value-type="float" office:value="2691">
            <text:p>2691</text:p>
          </table:table-cell>
          <table:table-cell ns41:value-type="float" table:style-name="TL Data" office:value="2064" office:value-type="float">
            <text:p>2064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okland</text:p>
          </table:table-cell>
          <table:table-cell table:style-name="ce6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50:.G50])" ns41:value-type="float" table:style-name="TL Data" office:value-type="float" office:value="364">
            <text:p>36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50:.K50])" ns41:value-type="float" table:style-name="TL Data" office:value-type="float" office:value="331">
            <text:p>331</text:p>
          </table:table-cell>
          <table:table-cell table:formula="of:=SUM([.L50];[.H50])" ns41:value-type="float" table:style-name="TL Data" office:value-type="float" office:value="695">
            <text:p>69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06" office:value-type="float">
            <text:p>50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taphorst</text:p>
          </table:table-cell>
          <table:table-cell table:style-name="ce6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75" office:value-type="float">
            <text:p>75</text:p>
          </table:table-cell>
          <table:table-cell table:formula="of:=SUM([.E51:.G51])" ns41:value-type="float" table:style-name="TL Data" office:value-type="float" office:value="2051">
            <text:p>2051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21" office:value-type="float">
            <text:p>121</text:p>
          </table:table-cell>
          <table:table-cell table:formula="of:=SUM([.I51:.K51])" ns41:value-type="float" table:style-name="TL Data" office:value-type="float" office:value="2003">
            <text:p>2003</text:p>
          </table:table-cell>
          <table:table-cell table:formula="of:=SUM([.L51];[.H51])" ns41:value-type="float" table:style-name="TL Data" office:value-type="float" office:value="4054">
            <text:p>4054</text:p>
          </table:table-cell>
          <table:table-cell ns41:value-type="float" table:style-name="TL Data" office:value="4041" office:value-type="float">
            <text:p>40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teenwijk</text:p>
          </table:table-cell>
          <table:table-cell table:style-name="ce6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3" office:value-type="float">
            <text:p>53</text:p>
          </table:table-cell>
          <table:table-cell table:formula="of:=SUM([.E52:.G52])" ns41:value-type="float" table:style-name="TL Data" office:value-type="float" office:value="1619">
            <text:p>1619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30" office:value-type="float">
            <text:p>130</text:p>
          </table:table-cell>
          <table:table-cell table:formula="of:=SUM([.I52:.K52])" ns41:value-type="float" table:style-name="TL Data" office:value-type="float" office:value="1667">
            <text:p>1667</text:p>
          </table:table-cell>
          <table:table-cell table:formula="of:=SUM([.L52];[.H52])" ns41:value-type="float" table:style-name="TL Data" office:value-type="float" office:value="3286">
            <text:p>3286</text:p>
          </table:table-cell>
          <table:table-cell ns41:value-type="float" table:style-name="TL Data" office:value="2852" office:value-type="float">
            <text:p>285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teenwijkerwolde</text:p>
          </table:table-cell>
          <table:table-cell table:style-name="ce6"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60" office:value-type="float">
            <text:p>60</text:p>
          </table:table-cell>
          <table:table-cell table:formula="of:=SUM([.E53:.G53])" ns41:value-type="float" table:style-name="TL Data" office:value-type="float" office:value="2438">
            <text:p>2438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24" office:value-type="float">
            <text:p>124</text:p>
          </table:table-cell>
          <table:table-cell table:formula="of:=SUM([.I53:.K53])" ns41:value-type="float" table:style-name="TL Data" office:value-type="float" office:value="2211">
            <text:p>2211</text:p>
          </table:table-cell>
          <table:table-cell table:formula="of:=SUM([.L53];[.H53])" ns41:value-type="float" table:style-name="TL Data" office:value-type="float" office:value="4649">
            <text:p>4649</text:p>
          </table:table-cell>
          <table:table-cell ns41:value-type="float" table:style-name="TL Data" office:value="3887" office:value-type="float">
            <text:p>3887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ubbergen</text:p>
          </table:table-cell>
          <table:table-cell table:style-name="ce6"/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1785" office:value-type="float">
            <text:p>1785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95" office:value-type="float">
            <text:p>95</text:p>
          </table:table-cell>
          <table:table-cell table:formula="of:=SUM([.E54:.G54])" ns41:value-type="float" table:style-name="TL Data" office:value-type="float" office:value="2578">
            <text:p>2578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68" office:value-type="float">
            <text:p>168</text:p>
          </table:table-cell>
          <table:table-cell table:formula="of:=SUM([.I54:.K54])" ns41:value-type="float" table:style-name="TL Data" office:value-type="float" office:value="2550">
            <text:p>2550</text:p>
          </table:table-cell>
          <table:table-cell table:formula="of:=SUM([.L54];[.H54])" ns41:value-type="float" table:style-name="TL Data" office:value-type="float" office:value="5128">
            <text:p>512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990" office:value-type="float">
            <text:p>499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ollenhove (stad)</text:p>
          </table:table-cell>
          <table:table-cell table:style-name="ce6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55:.G55])" ns41:value-type="float" table:style-name="TL Data" office:value-type="float" office:value="610">
            <text:p>610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66" office:value-type="float">
            <text:p>66</text:p>
          </table:table-cell>
          <table:table-cell table:formula="of:=SUM([.I55:.K55])" ns41:value-type="float" table:style-name="TL Data" office:value-type="float" office:value="708">
            <text:p>708</text:p>
          </table:table-cell>
          <table:table-cell table:formula="of:=SUM([.L55];[.H55])" ns41:value-type="float" table:style-name="TL Data" office:value-type="float" office:value="1318">
            <text:p>1318</text:p>
          </table:table-cell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ollenhove (ambt)</text:p>
          </table:table-cell>
          <table:table-cell table:style-name="ce6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56:.G56])" ns41:value-type="float" table:style-name="TL Data" office:value-type="float" office:value="777">
            <text:p>777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56:.K56])" ns41:value-type="float" table:style-name="TL Data" office:value-type="float" office:value="755">
            <text:p>755</text:p>
          </table:table-cell>
          <table:table-cell table:formula="of:=SUM([.L56];[.H56])" ns41:value-type="float" table:style-name="TL Data" office:value-type="float" office:value="1532">
            <text:p>1532</text:p>
          </table:table-cell>
          <table:table-cell ns41:value-type="float" table:style-name="TL Data" office:value="1490" office:value-type="float">
            <text:p>1490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Vriesenveen</text:p>
          </table:table-cell>
          <table:table-cell table:style-name="ce6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57:.G57])" ns41:value-type="float" table:style-name="TL Data" office:value-type="float" office:value="1446">
            <text:p>1446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99" office:value-type="float">
            <text:p>99</text:p>
          </table:table-cell>
          <table:table-cell table:formula="of:=SUM([.I57:.K57])" ns41:value-type="float" table:style-name="TL Data" office:value-type="float" office:value="1447">
            <text:p>1447</text:p>
          </table:table-cell>
          <table:table-cell table:formula="of:=SUM([.L57];[.H57])" ns41:value-type="float" table:style-name="TL Data" office:value-type="float" office:value="2893">
            <text:p>2893</text:p>
          </table:table-cell>
          <table:table-cell ns41:value-type="float" table:style-name="TL Data" office:value="2525" office:value-type="float">
            <text:p>252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anneperveen</text:p>
          </table:table-cell>
          <table:table-cell table:style-name="ce6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58:.G58])" ns41:value-type="float" table:style-name="TL Data" office:value-type="float" office:value="701">
            <text:p>70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58:.K58])" ns41:value-type="float" table:style-name="TL Data" office:value-type="float" office:value="753">
            <text:p>753</text:p>
          </table:table-cell>
          <table:table-cell table:formula="of:=SUM([.L58];[.H58])" ns41:value-type="float" table:style-name="TL Data" office:value-type="float" office:value="1454">
            <text:p>1454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erselo</text:p>
          </table:table-cell>
          <table:table-cell table:style-name="ce6"/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1704" office:value-type="float">
            <text:p>1704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94" office:value-type="float">
            <text:p>94</text:p>
          </table:table-cell>
          <table:table-cell table:formula="of:=SUM([.E59:.G59])" ns41:value-type="float" table:style-name="TL Data" office:value-type="float" office:value="2549">
            <text:p>2549</text:p>
          </table:table-cell>
          <table:table-cell ns41:value-type="float" table:style-name="TL Data" office:value="1641" office:value-type="float">
            <text:p>1641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93" office:value-type="float">
            <text:p>193</text:p>
          </table:table-cell>
          <table:table-cell table:formula="of:=SUM([.I59:.K59])" ns41:value-type="float" table:style-name="TL Data" office:value-type="float" office:value="2586">
            <text:p>2586</text:p>
          </table:table-cell>
          <table:table-cell table:formula="of:=SUM([.L59];[.H59])" ns41:value-type="float" table:style-name="TL Data" office:value-type="float" office:value="5135">
            <text:p>513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972" office:value-type="float">
            <text:p>4972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erden</text:p>
          </table:table-cell>
          <table:table-cell table:style-name="ce6"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1635" office:value-type="float">
            <text:p>1635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27" office:value-type="float">
            <text:p>127</text:p>
          </table:table-cell>
          <table:table-cell table:formula="of:=SUM([.E60:.G60])" ns41:value-type="float" table:style-name="TL Data" office:value-type="float" office:value="2495">
            <text:p>2495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73" office:value-type="float">
            <text:p>173</text:p>
          </table:table-cell>
          <table:table-cell table:formula="of:=SUM([.I60:.K60])" ns41:value-type="float" table:style-name="TL Data" office:value-type="float" office:value="2227">
            <text:p>2227</text:p>
          </table:table-cell>
          <table:table-cell table:formula="of:=SUM([.L60];[.H60])" ns41:value-type="float" table:style-name="TL Data" office:value-type="float" office:value="4722">
            <text:p>4722</text:p>
          </table:table-cell>
          <table:table-cell ns41:value-type="float" table:style-name="TL Data" office:value="3299" office:value-type="float">
            <text:p>3299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jhe</text:p>
          </table:table-cell>
          <table:table-cell table:style-name="ce6"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72" office:value-type="float">
            <text:p>72</text:p>
          </table:table-cell>
          <table:table-cell table:formula="of:=SUM([.E61:.G61])" ns41:value-type="float" table:style-name="TL Data" office:value-type="float" office:value="1683">
            <text:p>1683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39" office:value-type="float">
            <text:p>139</text:p>
          </table:table-cell>
          <table:table-cell table:formula="of:=SUM([.I61:.K61])" ns41:value-type="float" table:style-name="TL Data" office:value-type="float" office:value="1729">
            <text:p>1729</text:p>
          </table:table-cell>
          <table:table-cell table:formula="of:=SUM([.L61];[.H61])" ns41:value-type="float" table:style-name="TL Data" office:value-type="float" office:value="3412">
            <text:p>3412</text:p>
          </table:table-cell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lsum (stad)</text:p>
          </table:table-cell>
          <table:table-cell table:style-name="ce6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62:.G62])" ns41:value-type="float" table:style-name="TL Data" office:value-type="float" office:value="228">
            <text:p>22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62:.K62])" ns41:value-type="float" table:style-name="TL Data" office:value-type="float" office:value="207">
            <text:p>207</text:p>
          </table:table-cell>
          <table:table-cell table:formula="of:=SUM([.L62];[.H62])" ns41:value-type="float" table:style-name="TL Data" office:value-type="float" office:value="435">
            <text:p>43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IJsselmuiden</text:p>
          </table:table-cell>
          <table:table-cell table:style-name="ce6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63:.G63])" ns41:value-type="float" table:style-name="TL Data" office:value-type="float" office:value="538">
            <text:p>53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63:.K63])" ns41:value-type="float" table:style-name="TL Data" office:value-type="float" office:value="594">
            <text:p>594</text:p>
          </table:table-cell>
          <table:table-cell table:formula="of:=SUM([.L63];[.H63])" ns41:value-type="float" table:style-name="TL Data" office:value-type="float" office:value="1132">
            <text:p>1132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366" office:value-type="float">
            <text:p>36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alk </text:p>
          </table:table-cell>
          <table:table-cell table:style-name="ce6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" office:value-type="float">
            <text:p>6</text:p>
          </table:table-cell>
          <table:table-cell table:formula="of:=SUM([.E64:.G64])" ns41:value-type="float" table:style-name="TL Data" office:value-type="float" office:value="344">
            <text:p>34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64:.K64])" ns41:value-type="float" table:style-name="TL Data" office:value-type="float" office:value="307">
            <text:p>307</text:p>
          </table:table-cell>
          <table:table-cell table:formula="of:=SUM([.L64];[.H64])" ns41:value-type="float" table:style-name="TL Data" office:value-type="float" office:value="651">
            <text:p>651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wartsluis</text:p>
          </table:table-cell>
          <table:table-cell table:style-name="ce6"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50" office:value-type="float">
            <text:p>50</text:p>
          </table:table-cell>
          <table:table-cell table:formula="of:=SUM([.E65:.G65])" ns41:value-type="float" table:style-name="TL Data" office:value-type="float" office:value="1790">
            <text:p>1790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56" office:value-type="float">
            <text:p>156</text:p>
          </table:table-cell>
          <table:table-cell table:formula="of:=SUM([.I65:.K65])" ns41:value-type="float" table:style-name="TL Data" office:value-type="float" office:value="1860">
            <text:p>1860</text:p>
          </table:table-cell>
          <table:table-cell table:formula="of:=SUM([.L65];[.H65])" ns41:value-type="float" table:style-name="TL Data" office:value-type="float" office:value="3650">
            <text:p>3650</text:p>
          </table:table-cell>
          <table:table-cell ns41:value-type="float" table:style-name="TL Data" office:value="3579" office:value-type="float">
            <text:p>357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Zwollerkerspel</text:p>
          </table:table-cell>
          <table:table-cell table:style-name="ce6"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70" office:value-type="float">
            <text:p>70</text:p>
          </table:table-cell>
          <table:table-cell table:formula="of:=SUM([.E66:.G66])" ns41:value-type="float" table:style-name="TL Data" office:value-type="float" office:value="2008">
            <text:p>2008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I66:.K66])" ns41:value-type="float" table:style-name="TL Data" office:value-type="float" office:value="1892">
            <text:p>1892</text:p>
          </table:table-cell>
          <table:table-cell table:formula="of:=SUM([.L66];[.H66])" ns41:value-type="float" table:style-name="TL Data" office:value-type="float" office:value="3900">
            <text:p>3900</text:p>
          </table:table-cell>
          <table:table-cell ns41:value-type="float" table:style-name="TL Data" office:value="3024" office:value-type="float">
            <text:p>3024</text:p>
          </table:table-cell>
          <table:table-cell ns41:value-type="float" table:style-name="TL Data" office:value="876" office:value-type="float">
            <text:p>876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"/>
          <table:table-cell table:formula="of:=SUM([.C8:.C65])" ns41:value-type="float" table:style-name="TL Data" office:value-type="float" office:value="25801">
            <text:p>25801</text:p>
          </table:table-cell>
          <table:table-cell table:formula="of:=SUM([.D8:.D65])" ns41:value-type="float" table:style-name="TL Data" office:value-type="float" office:value="28928">
            <text:p>28928</text:p>
          </table:table-cell>
          <table:table-cell table:formula="of:=SUM([.E8:.E65])" ns41:value-type="float" table:style-name="TL Data" office:value-type="float" office:value="50023">
            <text:p>50023</text:p>
          </table:table-cell>
          <table:table-cell table:formula="of:=SUM([.F8:.F65])" ns41:value-type="float" table:style-name="TL Data" office:value-type="float" office:value="24545">
            <text:p>24545</text:p>
          </table:table-cell>
          <table:table-cell table:formula="of:=SUM([.G8:.G65])" ns41:value-type="float" table:style-name="TL Data" office:value-type="float" office:value="3220">
            <text:p>3220</text:p>
          </table:table-cell>
          <table:table-cell table:formula="of:=SUM([.H8:.H65])" ns41:value-type="float" table:style-name="TL Data" office:value-type="float" office:value="77788">
            <text:p>77788</text:p>
          </table:table-cell>
          <table:table-cell table:formula="of:=SUM([.I8:.I65])" ns41:value-type="float" table:style-name="TL Data" office:value-type="float" office:value="45780">
            <text:p>45780</text:p>
          </table:table-cell>
          <table:table-cell table:formula="of:=SUM([.J8:.J65])" ns41:value-type="float" table:style-name="TL Data" office:value-type="float" office:value="24411">
            <text:p>24411</text:p>
          </table:table-cell>
          <table:table-cell table:formula="of:=SUM([.K8:.K65])" ns41:value-type="float" table:style-name="TL Data" office:value-type="float" office:value="5414">
            <text:p>5414</text:p>
          </table:table-cell>
          <table:table-cell table:formula="of:=SUM([.L8:.L65])" ns41:value-type="float" table:style-name="TL Data" office:value-type="float" office:value="75605">
            <text:p>75605</text:p>
          </table:table-cell>
          <table:table-cell table:formula="of:=SUM([.M8:.M65])" ns41:value-type="float" table:style-name="TL Data" office:value-type="float" office:value="153393">
            <text:p>153393</text:p>
          </table:table-cell>
          <table:table-cell table:formula="of:=SUM([.N8:.N65])" ns41:value-type="float" table:style-name="TL Data" office:value-type="float" office:value="96421">
            <text:p>96421</text:p>
          </table:table-cell>
          <table:table-cell table:formula="of:=SUM([.O8:.O65])" ns41:value-type="float" table:style-name="TL Data" office:value-type="float" office:value="54532">
            <text:p>54532</text:p>
          </table:table-cell>
          <table:table-cell table:formula="of:=SUM([.P8:.P65])" ns41:value-type="float" table:style-name="TL Data" office:value-type="float" office:value="1681">
            <text:p>1681</text:p>
          </table:table-cell>
          <table:table-cell table:formula="of:=SUM([.Q8:.Q65])" ns41:value-type="float" table:style-name="TL Data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7"/>
          <table:covered-table-cell table:style-name="TL ColHeader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TL ColHeader" table:number-columns-repeated="4"/>
          <table:covered-table-cell table:style-name="ce38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OTAAL DER STEDEN</text:p>
          </table:table-cell>
          <table:table-cell table:style-name="ce6"/>
          <table:table-cell ns41:value-type="float" table:style-name="TL Data" office:value="7051" office:value-type="float">
            <text:p>7051</text:p>
          </table:table-cell>
          <table:table-cell ns41:value-type="float" table:style-name="TL Data" office:value="8080" office:value-type="float">
            <text:p>8080</text:p>
          </table:table-cell>
          <table:table-cell ns41:value-type="float" table:style-name="TL Data" office:value="12049" office:value-type="float">
            <text:p>12049</text:p>
          </table:table-cell>
          <table:table-cell ns41:value-type="float" table:style-name="TL Data" office:value="6311" office:value-type="float">
            <text:p>6311</text:p>
          </table:table-cell>
          <table:table-cell ns41:value-type="float" table:style-name="TL Data" office:value="664" office:value-type="float">
            <text:p>664</text:p>
          </table:table-cell>
          <table:table-cell table:formula="of:=SUM([.E8:.G8])" ns41:value-type="float" table:style-name="TL Data" office:value-type="float" office:value="19024">
            <text:p>19024</text:p>
          </table:table-cell>
          <table:table-cell ns41:value-type="float" table:style-name="TL Data" office:value="13039" office:value-type="float">
            <text:p>13039</text:p>
          </table:table-cell>
          <table:table-cell ns41:value-type="float" table:style-name="TL Data" office:value="6319" office:value-type="float">
            <text:p>6319</text:p>
          </table:table-cell>
          <table:table-cell ns41:value-type="float" table:style-name="TL Data" office:value="2019" office:value-type="float">
            <text:p>2019</text:p>
          </table:table-cell>
          <table:table-cell table:formula="of:=SUM([.I8:.K8])" ns41:value-type="float" table:style-name="TL Data" office:value-type="float" office:value="21377">
            <text:p>21377</text:p>
          </table:table-cell>
          <table:table-cell table:formula="of:=SUM([.L8];[.H8])" ns41:value-type="float" table:style-name="TL Data" office:value-type="float" office:value="40401">
            <text:p>40401</text:p>
          </table:table-cell>
          <table:table-cell ns41:value-type="float" table:style-name="TL Data" office:value="30037" office:value-type="float">
            <text:p>30037</text:p>
          </table:table-cell>
          <table:table-cell ns41:value-type="float" table:style-name="TL Data" office:value="9263" office:value-type="float">
            <text:p>9263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OTAAL DER GEMEENTEN</text:p>
          </table:table-cell>
          <table:table-cell table:style-name="ce6"/>
          <table:table-cell ns41:value-type="float" table:style-name="TL Data" office:value="26414" office:value-type="float">
            <text:p>26414</text:p>
          </table:table-cell>
          <table:table-cell ns41:value-type="float" table:style-name="TL Data" office:value="29594" office:value-type="float">
            <text:p>29594</text:p>
          </table:table-cell>
          <table:table-cell ns41:value-type="float" table:style-name="TL Data" office:value="51396" office:value-type="float">
            <text:p>51396</text:p>
          </table:table-cell>
          <table:table-cell ns41:value-type="float" table:style-name="TL Data" office:value="25110" office:value-type="float">
            <text:p>25110</text:p>
          </table:table-cell>
          <table:table-cell ns41:value-type="float" table:style-name="TL Data" office:value="3290" office:value-type="float">
            <text:p>3290</text:p>
          </table:table-cell>
          <table:table-cell table:formula="of:=SUM([.E9:.G9])" ns41:value-type="float" table:style-name="TL Data" office:value-type="float" office:value="79796">
            <text:p>79796</text:p>
          </table:table-cell>
          <table:table-cell ns41:value-type="float" table:style-name="TL Data" office:value="46995" office:value-type="float">
            <text:p>46995</text:p>
          </table:table-cell>
          <table:table-cell ns41:value-type="float" table:style-name="TL Data" office:value="24980" office:value-type="float">
            <text:p>24980</text:p>
          </table:table-cell>
          <table:table-cell ns41:value-type="float" table:style-name="TL Data" office:value="5522" office:value-type="float">
            <text:p>5522</text:p>
          </table:table-cell>
          <table:table-cell table:formula="of:=SUM([.I9:.K9])" ns41:value-type="float" table:style-name="TL Data" office:value-type="float" office:value="77497">
            <text:p>77497</text:p>
          </table:table-cell>
          <table:table-cell table:formula="of:=SUM([.L9];[.H9])" ns41:value-type="float" table:style-name="TL Data" office:value-type="float" office:value="157293">
            <text:p>157293</text:p>
          </table:table-cell>
          <table:table-cell ns41:value-type="float" table:style-name="TL Data" office:value="99445" office:value-type="float">
            <text:p>99445</text:p>
          </table:table-cell>
          <table:table-cell ns41:value-type="float" table:style-name="TL Data" office:value="55878" office:value-type="float">
            <text:p>55878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6"/>
          <table:table-cell table:formula="of:=SUM([.C8:.C9])" ns41:value-type="float" table:style-name="TL Data" office:value-type="float" office:value="33465">
            <text:p>33465</text:p>
          </table:table-cell>
          <table:table-cell table:formula="of:=SUM([.D8:.D9])" ns41:value-type="float" table:style-name="TL Data" office:value-type="float" office:value="37674">
            <text:p>37674</text:p>
          </table:table-cell>
          <table:table-cell table:formula="of:=SUM([.E8:.E9])" ns41:value-type="float" table:style-name="TL Data" office:value-type="float" office:value="63445">
            <text:p>63445</text:p>
          </table:table-cell>
          <table:table-cell table:formula="of:=SUM([.F8:.F9])" ns41:value-type="float" table:style-name="TL Data" office:value-type="float" office:value="31421">
            <text:p>31421</text:p>
          </table:table-cell>
          <table:table-cell table:formula="of:=SUM([.G8:.G9])" ns41:value-type="float" table:style-name="TL Data" office:value-type="float" office:value="3954">
            <text:p>3954</text:p>
          </table:table-cell>
          <table:table-cell table:formula="of:=SUM([.H8:.H9])" ns41:value-type="float" table:style-name="TL Data" office:value-type="float" office:value="98820">
            <text:p>98820</text:p>
          </table:table-cell>
          <table:table-cell table:formula="of:=SUM([.I8:.I9])" ns41:value-type="float" table:style-name="TL Data" office:value-type="float" office:value="60034">
            <text:p>60034</text:p>
          </table:table-cell>
          <table:table-cell table:formula="of:=SUM([.J8:.J9])" ns41:value-type="float" table:style-name="TL Data" office:value-type="float" office:value="31299">
            <text:p>31299</text:p>
          </table:table-cell>
          <table:table-cell table:formula="of:=SUM([.K8:.K9])" ns41:value-type="float" table:style-name="TL Data" office:value-type="float" office:value="7541">
            <text:p>7541</text:p>
          </table:table-cell>
          <table:table-cell table:formula="of:=SUM([.L8:.L9])" ns41:value-type="float" table:style-name="TL Data" office:value-type="float" office:value="98874">
            <text:p>98874</text:p>
          </table:table-cell>
          <table:table-cell table:formula="of:=SUM([.M8:.M9])" ns41:value-type="float" table:style-name="TL Data" office:value-type="float" office:value="197694">
            <text:p>197694</text:p>
          </table:table-cell>
          <table:table-cell table:formula="of:=SUM([.N8:.N9])" ns41:value-type="float" table:style-name="TL Data" office:value-type="float" office:value="129482">
            <text:p>129482</text:p>
          </table:table-cell>
          <table:table-cell table:formula="of:=SUM([.O8:.O9])" ns41:value-type="float" table:style-name="TL Data" office:value-type="float" office:value="65141">
            <text:p>65141</text:p>
          </table:table-cell>
          <table:table-cell table:formula="of:=SUM([.P8:.P9])" ns41:value-type="float" table:style-name="TL Data" office:value-type="float" office:value="2758">
            <text:p>2758</text:p>
          </table:table-cell>
          <table:table-cell table:formula="of:=SUM([.Q8:.Q9])" ns41:value-type="float" table:style-name="TL Data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style-name="ce15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TL Title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6"/>
          <table:covered-table-cell table:style-name="ce90"/>
          <table:table-cell ns41:value-type="string" table:number-rows-spanned="4" table:style-name="ce92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2"/>
          <table:covered-table-cell table:style-name="ce89"/>
          <table:covered-table-cell table:style-name="ce93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93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22"/>
          <table:covered-table-cell table:style-name="TL ColHeader" table:number-columns-repeated="2"/>
          <table:covered-table-cell table:style-name="ce38"/>
          <table:covered-table-cell table:style-name="TL ColHeader" table:number-columns-repeated="3"/>
          <table:covered-table-cell table:style-name="ce91"/>
          <table:covered-table-cell table:style-name="ce94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5">
          <table:table-cell ns41:value-type="string" table:style-name="TL RowHeader" office:value-type="string">
            <text:p>Beneden het jaar</text:p>
          </table:table-cell>
          <table:table-cell table:style-name="ce6"/>
          <table:table-cell ns41:value-type="float" table:style-name="TL Data" office:value="2495" office:value-type="float">
            <text:p>2495</text:p>
          </table:table-cell>
          <table:table-cell table:style-name="TL Data" table:number-columns-repeated="2"/>
          <table:table-cell table:formula="of:=SUM([.C8:.E8])" ns41:value-type="float" table:style-name="TL Data" office:value-type="float" office:value="2495">
            <text:p>2495</text:p>
          </table:table-cell>
          <table:table-cell ns41:value-type="float" table:style-name="TL Data" office:value="2303" office:value-type="float">
            <text:p>2303</text:p>
          </table:table-cell>
          <table:table-cell table:style-name="TL Data" table:number-columns-repeated="2"/>
          <table:table-cell table:formula="of:=SUM([.G8:.I8])" ns41:value-type="float" table:style-name="TL Data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 tot 2 jaar</text:p>
          </table:table-cell>
          <table:table-cell table:style-name="ce6"/>
          <table:table-cell ns41:value-type="float" table:style-name="TL Data" office:value="3143" office:value-type="float">
            <text:p>3143</text:p>
          </table:table-cell>
          <table:table-cell table:style-name="TL Data" table:number-columns-repeated="2"/>
          <table:table-cell table:formula="of:=SUM([.C9:.E9])" ns41:value-type="float" table:style-name="TL Data" office:value-type="float" office:value="3143">
            <text:p>3143</text:p>
          </table:table-cell>
          <table:table-cell ns41:value-type="float" table:style-name="TL Data" office:value="3085" office:value-type="float">
            <text:p>3085</text:p>
          </table:table-cell>
          <table:table-cell table:style-name="TL Data" table:number-columns-repeated="2"/>
          <table:table-cell table:formula="of:=SUM([.G9:.I9])" ns41:value-type="float" table:style-name="TL Data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 tot 3 jaar</text:p>
          </table:table-cell>
          <table:table-cell table:style-name="ce6"/>
          <table:table-cell ns41:value-type="float" table:style-name="TL Data" office:value="2590" office:value-type="float">
            <text:p>2590</text:p>
          </table:table-cell>
          <table:table-cell table:style-name="TL Data" table:number-columns-repeated="2"/>
          <table:table-cell table:formula="of:=SUM([.C10:.E10])" ns41:value-type="float" table:style-name="TL Data" office:value-type="float" office:value="2590">
            <text:p>2590</text:p>
          </table:table-cell>
          <table:table-cell ns41:value-type="float" table:style-name="TL Data" office:value="2482" office:value-type="float">
            <text:p>2482</text:p>
          </table:table-cell>
          <table:table-cell table:style-name="TL Data" table:number-columns-repeated="2"/>
          <table:table-cell table:formula="of:=SUM([.G10:.I10])" ns41:value-type="float" table:style-name="TL Data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 tot 4 jaar</text:p>
          </table:table-cell>
          <table:table-cell table:style-name="ce6"/>
          <table:table-cell ns41:value-type="float" table:style-name="TL Data" office:value="2507" office:value-type="float">
            <text:p>2507</text:p>
          </table:table-cell>
          <table:table-cell table:style-name="TL Data" table:number-columns-repeated="2"/>
          <table:table-cell table:formula="of:=SUM([.C11:.E11])" ns41:value-type="float" table:style-name="TL Data" office:value-type="float" office:value="2507">
            <text:p>2507</text:p>
          </table:table-cell>
          <table:table-cell ns41:value-type="float" table:style-name="TL Data" office:value="2455" office:value-type="float">
            <text:p>2455</text:p>
          </table:table-cell>
          <table:table-cell table:style-name="TL Data" table:number-columns-repeated="2"/>
          <table:table-cell table:formula="of:=SUM([.G11:.I11])" ns41:value-type="float" table:style-name="TL Data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 tot 5 jaar</text:p>
          </table:table-cell>
          <table:table-cell table:style-name="ce6"/>
          <table:table-cell ns41:value-type="float" table:style-name="TL Data" office:value="2488" office:value-type="float">
            <text:p>2488</text:p>
          </table:table-cell>
          <table:table-cell table:style-name="TL Data" table:number-columns-repeated="2"/>
          <table:table-cell table:formula="of:=SUM([.C12:.E12])" ns41:value-type="float" table:style-name="TL Data" office:value-type="float" office:value="2488">
            <text:p>2488</text:p>
          </table:table-cell>
          <table:table-cell ns41:value-type="float" table:style-name="TL Data" office:value="2492" office:value-type="float">
            <text:p>2492</text:p>
          </table:table-cell>
          <table:table-cell table:style-name="TL Data" table:number-columns-repeated="2"/>
          <table:table-cell table:formula="of:=SUM([.G12:.I12])" ns41:value-type="float" table:style-name="TL Data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 tot 6 jaar</text:p>
          </table:table-cell>
          <table:table-cell table:style-name="ce6"/>
          <table:table-cell ns41:value-type="float" table:style-name="TL Data" office:value="2458" office:value-type="float">
            <text:p>2458</text:p>
          </table:table-cell>
          <table:table-cell table:style-name="TL Data" table:number-columns-repeated="2"/>
          <table:table-cell table:formula="of:=SUM([.C13:.E13])" ns41:value-type="float" table:style-name="TL Data" office:value-type="float" office:value="2458">
            <text:p>2458</text:p>
          </table:table-cell>
          <table:table-cell ns41:value-type="float" table:style-name="TL Data" office:value="2335" office:value-type="float">
            <text:p>2335</text:p>
          </table:table-cell>
          <table:table-cell table:style-name="TL Data" table:number-columns-repeated="2"/>
          <table:table-cell table:formula="of:=SUM([.G13:.I13])" ns41:value-type="float" table:style-name="TL Data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 tot 8 jaar</text:p>
          </table:table-cell>
          <table:table-cell table:style-name="ce6"/>
          <table:table-cell ns41:value-type="float" table:style-name="TL Data" office:value="4335" office:value-type="float">
            <text:p>4335</text:p>
          </table:table-cell>
          <table:table-cell table:style-name="TL Data" table:number-columns-repeated="2"/>
          <table:table-cell table:formula="of:=SUM([.C14:.E14])" ns41:value-type="float" table:style-name="TL Data" office:value-type="float" office:value="4335">
            <text:p>4335</text:p>
          </table:table-cell>
          <table:table-cell ns41:value-type="float" table:style-name="TL Data" office:value="4155" office:value-type="float">
            <text:p>4155</text:p>
          </table:table-cell>
          <table:table-cell table:style-name="TL Data" table:number-columns-repeated="2"/>
          <table:table-cell table:formula="of:=SUM([.G14:.I14])" ns41:value-type="float" table:style-name="TL Data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 tot 10 jaar</text:p>
          </table:table-cell>
          <table:table-cell table:style-name="ce6"/>
          <table:table-cell ns41:value-type="float" table:style-name="TL Data" office:value="4200" office:value-type="float">
            <text:p>4200</text:p>
          </table:table-cell>
          <table:table-cell table:style-name="TL Data" table:number-columns-repeated="2"/>
          <table:table-cell table:formula="of:=SUM([.C15:.E15])" ns41:value-type="float" table:style-name="TL Data" office:value-type="float" office:value="4200">
            <text:p>4200</text:p>
          </table:table-cell>
          <table:table-cell ns41:value-type="float" table:style-name="TL Data" office:value="4147" office:value-type="float">
            <text:p>4147</text:p>
          </table:table-cell>
          <table:table-cell table:style-name="TL Data" table:number-columns-repeated="2"/>
          <table:table-cell table:formula="of:=SUM([.G15:.I15])" ns41:value-type="float" table:style-name="TL Data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 tot 12 jaar</text:p>
          </table:table-cell>
          <table:table-cell table:style-name="ce6"/>
          <table:table-cell ns41:value-type="float" table:style-name="TL Data" office:value="4430" office:value-type="float">
            <text:p>4430</text:p>
          </table:table-cell>
          <table:table-cell table:style-name="TL Data" table:number-columns-repeated="2"/>
          <table:table-cell table:formula="of:=SUM([.C16:.E16])" ns41:value-type="float" table:style-name="TL Data" office:value-type="float" office:value="4430">
            <text:p>4430</text:p>
          </table:table-cell>
          <table:table-cell ns41:value-type="float" table:style-name="TL Data" office:value="4251" office:value-type="float">
            <text:p>4251</text:p>
          </table:table-cell>
          <table:table-cell table:style-name="TL Data" table:number-columns-repeated="2"/>
          <table:table-cell table:formula="of:=SUM([.G16:.I16])" ns41:value-type="float" table:style-name="TL Data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2 tot 14 jaar</text:p>
          </table:table-cell>
          <table:table-cell table:style-name="ce6"/>
          <table:table-cell ns41:value-type="float" table:style-name="TL Data" office:value="4617" office:value-type="float">
            <text:p>4617</text:p>
          </table:table-cell>
          <table:table-cell table:style-name="TL Data" table:number-columns-repeated="2"/>
          <table:table-cell table:formula="of:=SUM([.C17:.E17])" ns41:value-type="float" table:style-name="TL Data" office:value-type="float" office:value="4617">
            <text:p>4617</text:p>
          </table:table-cell>
          <table:table-cell ns41:value-type="float" table:style-name="TL Data" office:value="4296" office:value-type="float">
            <text:p>4296</text:p>
          </table:table-cell>
          <table:table-cell table:style-name="TL Data" table:number-columns-repeated="2"/>
          <table:table-cell table:formula="of:=SUM([.G17:.I17])" ns41:value-type="float" table:style-name="TL Data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4 tot 16 jaar</text:p>
          </table:table-cell>
          <table:table-cell table:style-name="ce6"/>
          <table:table-cell ns41:value-type="float" table:style-name="TL Data" office:value="4570" office:value-type="float">
            <text:p>4570</text:p>
          </table:table-cell>
          <table:table-cell table:style-name="TL Data" table:number-columns-repeated="2"/>
          <table:table-cell table:formula="of:=SUM([.C18:.E18])" ns41:value-type="float" table:style-name="TL Data" office:value-type="float" office:value="4570">
            <text:p>4570</text:p>
          </table:table-cell>
          <table:table-cell ns41:value-type="float" table:style-name="TL Data" office:value="4458" office:value-type="float">
            <text:p>4458</text:p>
          </table:table-cell>
          <table:table-cell table:style-name="TL Data" table:number-columns-repeated="2"/>
          <table:table-cell table:formula="of:=SUM([.G18:.I18])" ns41:value-type="float" table:style-name="TL Data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6 tot 20 jaar</text:p>
          </table:table-cell>
          <table:table-cell table:style-name="ce6"/>
          <table:table-cell ns41:value-type="float" table:style-name="TL Data" office:value="7371" office:value-type="float">
            <text:p>737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table:formula="of:=SUM([.C19:.E19])" ns41:value-type="float" table:style-name="TL Data" office:value-type="float" office:value="7409">
            <text:p>7409</text:p>
          </table:table-cell>
          <table:table-cell ns41:value-type="float" table:style-name="TL Data" office:value="7543" office:value-type="float">
            <text:p>7543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/>
          <table:table-cell table:formula="of:=SUM([.G19:.I19])" ns41:value-type="float" table:style-name="TL Data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0 tot 25 jaar</text:p>
          </table:table-cell>
          <table:table-cell table:style-name="ce6"/>
          <table:table-cell ns41:value-type="float" table:style-name="TL Data" office:value="6938" office:value-type="float">
            <text:p>6938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8" office:value-type="float">
            <text:p>8</text:p>
          </table:table-cell>
          <table:table-cell table:formula="of:=SUM([.C20:.E20])" ns41:value-type="float" table:style-name="TL Data" office:value-type="float" office:value="7623">
            <text:p>7623</text:p>
          </table:table-cell>
          <table:table-cell ns41:value-type="float" table:style-name="TL Data" office:value="7005" office:value-type="float">
            <text:p>7005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3" office:value-type="float">
            <text:p>13</text:p>
          </table:table-cell>
          <table:table-cell table:formula="of:=SUM([.G20:.I20])" ns41:value-type="float" table:style-name="TL Data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5 tot 30 jaar</text:p>
          </table:table-cell>
          <table:table-cell table:style-name="ce6"/>
          <table:table-cell ns41:value-type="float" table:style-name="TL Data" office:value="4387" office:value-type="float">
            <text:p>4387</text:p>
          </table:table-cell>
          <table:table-cell ns41:value-type="float" table:style-name="TL Data" office:value="2734" office:value-type="float">
            <text:p>2734</text:p>
          </table:table-cell>
          <table:table-cell ns41:value-type="float" table:style-name="TL Data" office:value="40" office:value-type="float">
            <text:p>40</text:p>
          </table:table-cell>
          <table:table-cell table:formula="of:=SUM([.C21:.E21])" ns41:value-type="float" table:style-name="TL Data" office:value-type="float" office:value="7161">
            <text:p>7161</text:p>
          </table:table-cell>
          <table:table-cell ns41:value-type="float" table:style-name="TL Data" office:value="3448" office:value-type="float">
            <text:p>3448</text:p>
          </table:table-cell>
          <table:table-cell ns41:value-type="float" table:style-name="TL Data" office:value="3922" office:value-type="float">
            <text:p>3922</text:p>
          </table:table-cell>
          <table:table-cell ns41:value-type="float" table:style-name="TL Data" office:value="75" office:value-type="float">
            <text:p>75</text:p>
          </table:table-cell>
          <table:table-cell table:formula="of:=SUM([.G21:.I21])" ns41:value-type="float" table:style-name="TL Data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0 tot 35 jaar</text:p>
          </table:table-cell>
          <table:table-cell table:style-name="ce6"/>
          <table:table-cell ns41:value-type="float" table:style-name="TL Data" office:value="2287" office:value-type="float">
            <text:p>2287</text:p>
          </table:table-cell>
          <table:table-cell ns41:value-type="float" table:style-name="TL Data" office:value="4154" office:value-type="float">
            <text:p>4154</text:p>
          </table:table-cell>
          <table:table-cell ns41:value-type="float" table:style-name="TL Data" office:value="104" office:value-type="float">
            <text:p>104</text:p>
          </table:table-cell>
          <table:table-cell table:formula="of:=SUM([.C22:.E22])" ns41:value-type="float" table:style-name="TL Data" office:value-type="float" office:value="6545">
            <text:p>6545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4839" office:value-type="float">
            <text:p>4839</text:p>
          </table:table-cell>
          <table:table-cell ns41:value-type="float" table:style-name="TL Data" office:value="175" office:value-type="float">
            <text:p>175</text:p>
          </table:table-cell>
          <table:table-cell table:formula="of:=SUM([.G22:.I22])" ns41:value-type="float" table:style-name="TL Data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5 tot 40 jaar</text:p>
          </table:table-cell>
          <table:table-cell table:style-name="ce6"/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4726" office:value-type="float">
            <text:p>4726</text:p>
          </table:table-cell>
          <table:table-cell ns41:value-type="float" table:style-name="TL Data" office:value="135" office:value-type="float">
            <text:p>135</text:p>
          </table:table-cell>
          <table:table-cell table:formula="of:=SUM([.C23:.E23])" ns41:value-type="float" table:style-name="TL Data" office:value-type="float" office:value="6251">
            <text:p>6251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4837" office:value-type="float">
            <text:p>4837</text:p>
          </table:table-cell>
          <table:table-cell ns41:value-type="float" table:style-name="TL Data" office:value="265" office:value-type="float">
            <text:p>265</text:p>
          </table:table-cell>
          <table:table-cell table:formula="of:=SUM([.G23:.I23])" ns41:value-type="float" table:style-name="TL Data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0 tot 45 jaar</text:p>
          </table:table-cell>
          <table:table-cell table:style-name="ce6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4612" office:value-type="float">
            <text:p>4612</text:p>
          </table:table-cell>
          <table:table-cell ns41:value-type="float" table:style-name="TL Data" office:value="220" office:value-type="float">
            <text:p>220</text:p>
          </table:table-cell>
          <table:table-cell table:formula="of:=SUM([.C24:.E24])" ns41:value-type="float" table:style-name="TL Data" office:value-type="float" office:value="5666">
            <text:p>5666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4313" office:value-type="float">
            <text:p>4313</text:p>
          </table:table-cell>
          <table:table-cell ns41:value-type="float" table:style-name="TL Data" office:value="456" office:value-type="float">
            <text:p>456</text:p>
          </table:table-cell>
          <table:table-cell table:formula="of:=SUM([.G24:.I24])" ns41:value-type="float" table:style-name="TL Data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5 tot 50 jaar</text:p>
          </table:table-cell>
          <table:table-cell table:style-name="ce6"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3878" office:value-type="float">
            <text:p>3878</text:p>
          </table:table-cell>
          <table:table-cell ns41:value-type="float" table:style-name="TL Data" office:value="289" office:value-type="float">
            <text:p>289</text:p>
          </table:table-cell>
          <table:table-cell table:formula="of:=SUM([.C25:.E25])" ns41:value-type="float" table:style-name="TL Data" office:value-type="float" office:value="4775">
            <text:p>4775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3606" office:value-type="float">
            <text:p>3606</text:p>
          </table:table-cell>
          <table:table-cell ns41:value-type="float" table:style-name="TL Data" office:value="615" office:value-type="float">
            <text:p>615</text:p>
          </table:table-cell>
          <table:table-cell table:formula="of:=SUM([.G25:.I25])" ns41:value-type="float" table:style-name="TL Data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0 tot 53 jaar</text:p>
          </table:table-cell>
          <table:table-cell table:style-name="ce6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263" office:value-type="float">
            <text:p>2263</text:p>
          </table:table-cell>
          <table:table-cell ns41:value-type="float" table:style-name="TL Data" office:value="238" office:value-type="float">
            <text:p>238</text:p>
          </table:table-cell>
          <table:table-cell table:formula="of:=SUM([.C26:.E26])" ns41:value-type="float" table:style-name="TL Data" office:value-type="float" office:value="2862">
            <text:p>286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543" office:value-type="float">
            <text:p>543</text:p>
          </table:table-cell>
          <table:table-cell table:formula="of:=SUM([.G26:.I26])" ns41:value-type="float" table:style-name="TL Data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3 tot 56 jaar</text:p>
          </table:table-cell>
          <table:table-cell table:style-name="ce6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245" office:value-type="float">
            <text:p>245</text:p>
          </table:table-cell>
          <table:table-cell table:formula="of:=SUM([.C27:.E27])" ns41:value-type="float" table:style-name="TL Data" office:value-type="float" office:value="2219">
            <text:p>221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505" office:value-type="float">
            <text:p>505</text:p>
          </table:table-cell>
          <table:table-cell table:formula="of:=SUM([.G27:.I27])" ns41:value-type="float" table:style-name="TL Data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6 tot 59 jaar</text:p>
          </table:table-cell>
          <table:table-cell table:style-name="ce6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213" office:value-type="float">
            <text:p>213</text:p>
          </table:table-cell>
          <table:table-cell table:formula="of:=SUM([.C28:.E28])" ns41:value-type="float" table:style-name="TL Data" office:value-type="float" office:value="1752">
            <text:p>175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527" office:value-type="float">
            <text:p>527</text:p>
          </table:table-cell>
          <table:table-cell table:formula="of:=SUM([.G28:.I28])" ns41:value-type="float" table:style-name="TL Data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9 tot 62 jaar</text:p>
          </table:table-cell>
          <table:table-cell table:style-name="ce6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391" office:value-type="float">
            <text:p>1391</text:p>
          </table:table-cell>
          <table:table-cell ns41:value-type="float" table:style-name="TL Data" office:value="326" office:value-type="float">
            <text:p>326</text:p>
          </table:table-cell>
          <table:table-cell table:formula="of:=SUM([.C29:.E29])" ns41:value-type="float" table:style-name="TL Data" office:value-type="float" office:value="1949">
            <text:p>194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644" office:value-type="float">
            <text:p>644</text:p>
          </table:table-cell>
          <table:table-cell table:formula="of:=SUM([.G29:.I29])" ns41:value-type="float" table:style-name="TL Data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2 tot 65 jaar</text:p>
          </table:table-cell>
          <table:table-cell table:style-name="ce6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320" office:value-type="float">
            <text:p>320</text:p>
          </table:table-cell>
          <table:table-cell table:formula="of:=SUM([.C30:.E30])" ns41:value-type="float" table:style-name="TL Data" office:value-type="float" office:value="1570">
            <text:p>157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642" office:value-type="float">
            <text:p>642</text:p>
          </table:table-cell>
          <table:table-cell table:formula="of:=SUM([.G30:.I30])" ns41:value-type="float" table:style-name="TL Data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5 tot 67 jaar</text:p>
          </table:table-cell>
          <table:table-cell table:style-name="ce6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235" office:value-type="float">
            <text:p>235</text:p>
          </table:table-cell>
          <table:table-cell table:formula="of:=SUM([.C31:.E31])" ns41:value-type="float" table:style-name="TL Data" office:value-type="float" office:value="1030">
            <text:p>103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71" office:value-type="float">
            <text:p>471</text:p>
          </table:table-cell>
          <table:table-cell table:formula="of:=SUM([.G31:.I31])" ns41:value-type="float" table:style-name="TL Data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7 tot 69 jaar</text:p>
          </table:table-cell>
          <table:table-cell table:style-name="ce6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213" office:value-type="float">
            <text:p>213</text:p>
          </table:table-cell>
          <table:table-cell table:formula="of:=SUM([.C32:.E32])" ns41:value-type="float" table:style-name="TL Data" office:value-type="float" office:value="764">
            <text:p>76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00" office:value-type="float">
            <text:p>400</text:p>
          </table:table-cell>
          <table:table-cell table:formula="of:=SUM([.G32:.I32])" ns41:value-type="float" table:style-name="TL Data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9 tot 71 jaar</text:p>
          </table:table-cell>
          <table:table-cell table:style-name="ce6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57" office:value-type="float">
            <text:p>257</text:p>
          </table:table-cell>
          <table:table-cell table:formula="of:=SUM([.C33:.E33])" ns41:value-type="float" table:style-name="TL Data" office:value-type="float" office:value="867">
            <text:p>86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526" office:value-type="float">
            <text:p>526</text:p>
          </table:table-cell>
          <table:table-cell table:formula="of:=SUM([.G33:.I33])" ns41:value-type="float" table:style-name="TL Data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1 tot 73 jaar</text:p>
          </table:table-cell>
          <table:table-cell table:style-name="ce6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90" office:value-type="float">
            <text:p>190</text:p>
          </table:table-cell>
          <table:table-cell table:formula="of:=SUM([.C34:.E34])" ns41:value-type="float" table:style-name="TL Data" office:value-type="float" office:value="540">
            <text:p>54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77" office:value-type="float">
            <text:p>277</text:p>
          </table:table-cell>
          <table:table-cell table:formula="of:=SUM([.G34:.I34])" ns41:value-type="float" table:style-name="TL Data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3 tot 75 jaar</text:p>
          </table:table-cell>
          <table:table-cell table:style-name="ce6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90" office:value-type="float">
            <text:p>190</text:p>
          </table:table-cell>
          <table:table-cell table:formula="of:=SUM([.C35:.E35])" ns41:value-type="float" table:style-name="TL Data" office:value-type="float" office:value="508">
            <text:p>50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24" office:value-type="float">
            <text:p>324</text:p>
          </table:table-cell>
          <table:table-cell table:formula="of:=SUM([.G35:.I35])" ns41:value-type="float" table:style-name="TL Data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5 tot 77 jaar</text:p>
          </table:table-cell>
          <table:table-cell table:style-name="ce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00" office:value-type="float">
            <text:p>200</text:p>
          </table:table-cell>
          <table:table-cell table:formula="of:=SUM([.C36:.E36])" ns41:value-type="float" table:style-name="TL Data" office:value-type="float" office:value="471">
            <text:p>47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98" office:value-type="float">
            <text:p>298</text:p>
          </table:table-cell>
          <table:table-cell table:formula="of:=SUM([.G36:.I36])" ns41:value-type="float" table:style-name="TL Data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7 tot 79 jaar</text:p>
          </table:table-cell>
          <table:table-cell table:style-name="ce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3" office:value-type="float">
            <text:p>123</text:p>
          </table:table-cell>
          <table:table-cell table:formula="of:=SUM([.C37:.E37])" ns41:value-type="float" table:style-name="TL Data" office:value-type="float" office:value="308">
            <text:p>30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24" office:value-type="float">
            <text:p>224</text:p>
          </table:table-cell>
          <table:table-cell table:formula="of:=SUM([.G37:.I37])" ns41:value-type="float" table:style-name="TL Data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9 tot 81 jaar</text:p>
          </table:table-cell>
          <table:table-cell table:style-name="ce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7" office:value-type="float">
            <text:p>137</text:p>
          </table:table-cell>
          <table:table-cell table:formula="of:=SUM([.C38:.E38])" ns41:value-type="float" table:style-name="TL Data" office:value-type="float" office:value="274">
            <text:p>27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9" office:value-type="float">
            <text:p>209</text:p>
          </table:table-cell>
          <table:table-cell table:formula="of:=SUM([.G38:.I38])" ns41:value-type="float" table:style-name="TL Data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1 tot 83 jaar</text:p>
          </table:table-cell>
          <table:table-cell table:style-name="ce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8" office:value-type="float">
            <text:p>88</text:p>
          </table:table-cell>
          <table:table-cell table:formula="of:=SUM([.C39:.E39])" ns41:value-type="float" table:style-name="TL Data" office:value-type="float" office:value="150">
            <text:p>1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G39:.I39])" ns41:value-type="float" table:style-name="TL Data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3 tot 85 jaar</text:p>
          </table:table-cell>
          <table:table-cell table:style-name="ce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table:formula="of:=SUM([.C40:.E40])" ns41:value-type="float" table:style-name="TL Data" office:value-type="float" office:value="94">
            <text:p>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1" office:value-type="float">
            <text:p>91</text:p>
          </table:table-cell>
          <table:table-cell table:formula="of:=SUM([.G40:.I40])" ns41:value-type="float" table:style-name="TL Data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5 tot 87 jaar</text:p>
          </table:table-cell>
          <table:table-cell table:style-name="ce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4" office:value-type="float">
            <text:p>54</text:p>
          </table:table-cell>
          <table:table-cell table:formula="of:=SUM([.C41:.E41])" ns41:value-type="float" table:style-name="TL Data" office:value-type="float" office:value="93">
            <text:p>9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72" office:value-type="float">
            <text:p>72</text:p>
          </table:table-cell>
          <table:table-cell table:formula="of:=SUM([.G41:.I41])" ns41:value-type="float" table:style-name="TL Data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7 tot 89 jaar</text:p>
          </table:table-cell>
          <table:table-cell table:style-name="ce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table:formula="of:=SUM([.C42:.E42])" ns41:value-type="float" table:style-name="TL Data" office:value-type="float" office:value="49">
            <text:p>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table:formula="of:=SUM([.G42:.I42])" ns41:value-type="float" table:style-name="TL Data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9 tot 90 jaar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formula="of:=SUM([.C43:.E43])" ns41:value-type="float" table:style-name="TL Data" office:value-type="float" office:value="17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formula="of:=SUM([.G43:.I43])" ns41:value-type="float" table:style-name="TL Data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0 tot 91 jaar</text:p>
          </table:table-cell>
          <table:table-cell table:style-name="ce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formula="of:=SUM([.C44:.E44])" ns41:value-type="float" table:style-name="TL Data" office:value-type="float" office:value="16">
            <text:p>1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G44:.I44])" ns41:value-type="float" table:style-name="TL Data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1 tot 92 jaar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C45:.E45])" ns41:value-type="float" table:style-name="TL Data" office:value-type="float" office:value="6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formula="of:=SUM([.G45:.I45])" ns41:value-type="float" table:style-name="TL Data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2 tot 93 jaar</text:p>
          </table:table-cell>
          <table:table-cell table:style-name="ce6"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SUM([.C46:.E46])" ns41:value-type="float" table:style-name="TL Data" office:value-type="float" office:value="4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SUM([.G46:.I46])" ns41:value-type="float" table:style-name="TL Data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3 tot 94 jaar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C47:.E47])" ns41:value-type="float" table:style-name="TL Data" office:value-type="float" office:value="5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formula="of:=SUM([.G47:.I47])" ns41:value-type="float" table:style-name="TL Data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4 tot 95 jaar</text:p>
          </table:table-cell>
          <table:table-cell table:style-name="ce6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SUM([.C48:.E48])" ns41:value-type="float" table:style-name="TL Data" office:value-type="float" office:value="2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G48:.I48])" ns41:value-type="float" table:style-name="TL Data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5 tot 96 jaar</text:p>
          </table:table-cell>
          <table:table-cell table:style-name="ce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49:.E49])" ns41:value-type="float" table:style-name="TL Data" office:value-type="float" office:value="3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SUM([.G49:.I49])" ns41:value-type="float" table:style-name="TL Data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6 tot 97 jaar</text:p>
          </table:table-cell>
          <table:table-cell table:style-name="ce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0:.E50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50:.I50])" ns41:value-type="float" table:style-name="TL Data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7 tot 98 jaar</text:p>
          </table:table-cell>
          <table:table-cell table:style-name="ce6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51:.E51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51:.I51])" ns41:value-type="float" table:style-name="TL Data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8 tot 99 jaar</text:p>
          </table:table-cell>
          <table:table-cell table:style-name="ce6"/>
          <table:table-cell table:style-name="TL Data"/>
          <table:table-cell table:style-name="TL Data" table:number-columns-repeated="2"/>
          <table:table-cell table:formula="of:=SUM([.C52:.E52])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G52:.I52])" ns41:value-type="float" table:style-name="TL Data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9 tot 100 jaar</text:p>
          </table:table-cell>
          <table:table-cell table:style-name="ce6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53:.E53])" ns41:value-type="float" table:style-name="TL Data" office:value-type="float" office:value="1">
            <text:p>1</text:p>
          </table:table-cell>
          <table:table-cell table:style-name="TL Data" table:number-columns-repeated="3"/>
          <table:table-cell table:formula="of:=SUM([.G53:.I53])" ns41:value-type="float" table:style-name="TL Data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0 enz.</text:p>
          </table:table-cell>
          <table:table-cell table:style-name="ce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4:.E54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formula="of:=SUM([.G54:.I54])" ns41:value-type="float" table:style-name="TL Data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"/>
          <table:table-cell table:formula="of:=SUM([.C8:.C54])" ns41:value-type="float" table:style-name="TL Data" office:value-type="float" office:value="63445">
            <text:p>63445</text:p>
          </table:table-cell>
          <table:table-cell table:formula="of:=SUM([.D8:.D54])" ns41:value-type="float" table:style-name="TL Data" office:value-type="float" office:value="31421">
            <text:p>31421</text:p>
          </table:table-cell>
          <table:table-cell table:formula="of:=SUM([.E8:.E54])" ns41:value-type="float" table:style-name="TL Data" office:value-type="float" office:value="3954">
            <text:p>3954</text:p>
          </table:table-cell>
          <table:table-cell table:formula="of:=SUM([.F8:.F54])" ns41:value-type="float" table:style-name="TL Data" office:value-type="float" office:value="98820">
            <text:p>98820</text:p>
          </table:table-cell>
          <table:table-cell table:formula="of:=SUM([.G8:.G54])" ns41:value-type="float" table:style-name="TL Data" office:value-type="float" office:value="60034">
            <text:p>60034</text:p>
          </table:table-cell>
          <table:table-cell table:formula="of:=SUM([.H8:.H54])" ns41:value-type="float" table:style-name="TL Data" office:value-type="float" office:value="31299">
            <text:p>31299</text:p>
          </table:table-cell>
          <table:table-cell table:formula="of:=SUM([.I8:.I54])" ns41:value-type="float" table:style-name="TL Data" office:value-type="float" office:value="7541">
            <text:p>7541</text:p>
          </table:table-cell>
          <table:table-cell table:formula="of:=SUM([.J8:.J54])" ns41:value-type="float" table:style-name="TL Data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